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nt message 'Round 1' to all players.</text:p>
          </table:table-cell>
          <table:table-cell table:number-columns-repeated="5"/>
          <table:table-cell office:value-type="string" calcext:value-type="string">
            <text:p>Starting Round: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Chips Subject1.0 25' to all players.</text:p>
          </table:table-cell>
          <table:table-cell table:number-columns-repeated="5"/>
          <table:table-cell office:value-type="string" calcext:value-type="string">
            <text:p>The player Subject1.0 has Subject3.0 chips</text:p>
          </table:table-cell>
        </table:table-row>
        <table:table-row table:style-name="ro1">
          <table:table-cell office:value-type="string" calcext:value-type="string">
            <text:p>Sent message 'Chips Subject3.0 25' to all players.</text:p>
          </table:table-cell>
          <table:table-cell table:number-columns-repeated="5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Chips Subject2.0 25' to all players.</text:p>
          </table:table-cell>
          <table:table-cell table:number-columns-repeated="5"/>
          <table:table-cell office:value-type="string" calcext:value-type="string">
            <text:p>The player Subject1.0 has Subject2.0 chips</text:p>
          </table:table-cell>
        </table:table-row>
        <table:table-row table:style-name="ro1">
          <table:table-cell office:value-type="string" calcext:value-type="string">
            <text:p>Sent message 'Cards Ac Kh 2c Tc 8h' to player #0.</text:p>
          </table:table-cell>
          <table:table-cell table:number-columns-repeated="5"/>
          <table:table-cell office:value-type="string" calcext:value-type="string">
            <text:p>Player Subject1.0 hand ['Ac', 'Kh', '2c', 'Tc', '8h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  <table:table-cell table:number-columns-repeated="5"/>
          <table:table-cell office:value-type="string" calcext:value-type="string">
            <text:p>The ante is: Subject1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1.0 10' to all players.</text:p>
          </table:table-cell>
          <table:table-cell table:number-columns-repeated="5"/>
          <table:table-cell office:value-type="string" calcext:value-type="string">
            <text:p>Player Subject1.0 made a forced bet of Subject1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3.0 10' to all players.</text:p>
          </table:table-cell>
          <table:table-cell table:number-columns-repeated="5"/>
          <table:table-cell office:value-type="string" calcext:value-type="string">
            <text:p>Player Subject1.0 made a forced bet of Subject3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Forced_Bet Subject2.0 10' to all players.</text:p>
          </table:table-cell>
          <table:table-cell table:number-columns-repeated="5"/>
          <table:table-cell office:value-type="string" calcext:value-type="string">
            <text:p>Player Subject1.0 made a forced bet of Subject2.0 chips.</text:p>
          </table:table-cell>
        </table:table-row>
        <table:table-row table:style-name="ro1">
          <table:table-cell office:value-type="string" calcext:value-type="string">
            <text:p>Sent message 'Open? 11 10 15' to player #0.</text:p>
          </table:table-cell>
          <table:table-cell table:number-columns-repeated="5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1.0Action&gt; All-in</text:p>
          </table:table-cell>
        </table:table-row>
        <table:table-row table:style-name="ro1">
          <table:table-cell office:value-type="string" calcext:value-type="string">
            <text:p>Sent message 'Player_All-in Subject1.0 25' to all players.</text:p>
          </table:table-cell>
          <table:table-cell table:number-columns-repeated="5"/>
          <table:table-cell office:value-type="string" calcext:value-type="string">
            <text:p>Player Subject1.0 goes all-in with a pot of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Player_Fold Subject3.0 ' to all players.</text:p>
          </table:table-cell>
          <table:table-cell table:number-columns-repeated="5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Player_Fold Subject2.0 ' to all players.</text:p>
          </table:table-cell>
          <table:table-cell table:number-columns-repeated="5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office:value-type="string" calcext:value-type="string">
            <text:p>Sent message 'Round_Win_Undisputed Subject1.0 45' to all players.</text:p>
          </table:table-cell>
          <table:table-cell table:number-columns-repeated="5"/>
          <table:table-cell office:value-type="string" calcext:value-type="string">
            <text:p>Player Subject1.0 won 4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exchanged 1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rting Round: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hand ['Ac', '7d', 'Jh', '4s', 'Jc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3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2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Subject1.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won 30 chips undisputed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3.0Action&gt; All-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check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goes all-in with a pot of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table:number-columns-repeated="6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bject2.0Action&gt; Fol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won 5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tarting Round: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player Subject2.0 has 5 chip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player Subject3.0 has 55 chip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4s hand ['Ad', '8c', '8d', '9h'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made a forced bet of 1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made a forced bet of 1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 fol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won 25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: <text:s/>b'\n'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rting game.. Waiting for server</text:p>
          </table:table-cell>
          <table:table-cell table:number-columns-repeated="5"/>
          <table:table-cell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Local address: 0.0.0.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Starting Round: 1</text:p>
          </table:table-cell>
          <table:table-cell table:number-columns-repeated="5"/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Player Subject1.0 hand ['8s', 'Ah', '4c', 'Ts', 'Jc']</text:p>
          </table:table-cell>
          <table:table-cell table:number-columns-repeated="5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The ante is: 10</text:p>
          </table:table-cell>
          <table:table-cell table:number-columns-repeated="5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Received message 'Open 0' from player #0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Poker server: Unexpected message 'Open 0' from client #0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0.</text:p>
          </table:table-cell>
        </table:table-row>
        <table:table-row table:style-name="ro1">
          <table:table-cell office:value-type="string" calcext:value-type="string">
            <text:p>Player Subject1.0 folded.</text:p>
          </table:table-cell>
          <table:table-cell table:number-columns-repeated="5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 office:value-type="string" calcext:value-type="string">
            <text:p><text:s/>Subject2.0 Action: Check</text:p>
          </table:table-cell>
          <table:table-cell table:number-columns-repeated="5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Player Subject2.0 folded.</text:p>
          </table:table-cell>
          <table:table-cell table:number-columns-repeated="5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Request: Round_Win_Undisputed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Player Subject3.0 won 30 chips undisputed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Starting Round: 2</text:p>
          </table:table-cell>
          <table:table-cell table:number-columns-repeated="5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 office:value-type="string" calcext:value-type="string">
            <text:p>Player Subject1.0 hand ['4h', 'Ac', 'Th', '2s', '4d']</text:p>
          </table:table-cell>
          <table:table-cell table:number-columns-repeated="5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Open: Open 19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1.0 has <text:s/>8s Ah 4c Ts Jc on hand.</text:p>
          </table:table-cell>
        </table:table-row>
        <table:table-row table:style-name="ro1">
          <table:table-cell office:value-type="string" calcext:value-type="string">
            <text:p><text:s/>Subject3.0 Action: ('Open', 19)</text:p>
          </table:table-cell>
          <table:table-cell table:number-columns-repeated="5"/>
          <table:table-cell office:value-type="string" calcext:value-type="string">
            <text:p>Sent message 'Cards 8s Ah 4c Ts Jc' to player #0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Cards Td Qs Ac 6c 8h' to player #1.</text:p>
          </table:table-cell>
        </table:table-row>
        <table:table-row table:style-name="ro1">
          <table:table-cell office:value-type="string" calcext:value-type="string">
            <text:p>Request: Player_Open</text:p>
          </table:table-cell>
          <table:table-cell table:number-columns-repeated="5"/>
          <table:table-cell office:value-type="string" calcext:value-type="string">
            <text:p>Sent message 'Cards 4s Ad Qc Kh 7s' to player #2.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Hand: Subject2.0 has <text:s/>Td Qs Ac 6c 8h on hand.</text:p>
          </table:table-cell>
        </table:table-row>
        <table:table-row table:style-name="ro1">
          <table:table-cell office:value-type="string" calcext:value-type="string">
            <text:p>Player Subject3.0 opened, has put 19 chips into the pot.</text:p>
          </table:table-cell>
          <table:table-cell table:number-columns-repeated="5"/>
          <table:table-cell office:value-type="string" calcext:value-type="string">
            <text:p>Hand: Subject3.0 has <text:s/>4s Ad Qc Kh 7s on hand.</text:p>
          </table:table-cell>
        </table:table-row>
        <table:table-row table:style-name="ro1">
          <table:table-cell office:value-type="string" calcext:value-type="string">
            <text:p>Request: Player_Fold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layer Subject1.0 folded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Round_Win_Undisputed</text:p>
          </table:table-cell>
          <table:table-cell table:number-columns-repeated="5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office:value-type="string" calcext:value-type="string">
            <text:p>Player Subject3.0 won 39 chips undisputed.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data: <text:s/>b'\n'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0' from player #0</text:p>
          </table:table-cell>
        </table:table-row>
        <table:table-row table:style-name="ro1">
          <table:table-cell office:value-type="string" calcext:value-type="string">
            <text:p>Starting Round: 3</text:p>
          </table:table-cell>
          <table:table-cell table:number-columns-repeated="5"/>
          <table:table-cell office:value-type="string" calcext:value-type="string">
            <text:p>Received expected message from client #0. Message is 'Open 0'.</text:p>
          </table:table-cell>
        </table:table-row>
        <table:table-row table:style-name="ro1">
          <table:table-cell office:value-type="string" calcext:value-type="string">
            <text:p>The player Subject2.0 has 5 chips</text:p>
          </table:table-cell>
          <table:table-cell table:number-columns-repeated="5"/>
          <table:table-cell office:value-type="string" calcext:value-type="string">
            <text:p>Poker server: Disconnecting player 'Subject1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 office:value-type="string" calcext:value-type="string">
            <text:p>The player Subject3.0 has 65 chips</text:p>
          </table:table-cell>
          <table:table-cell table:number-columns-repeated="5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 office:value-type="string" calcext:value-type="string">
            <text:p>Player Subject1.0 hand ['7s', '4d', 'Th', '6c', 'Qd']</text:p>
          </table:table-cell>
          <table:table-cell table:number-columns-repeated="5"/>
          <table:table-cell office:value-type="string" calcext:value-type="string">
            <text:p>Player Subject1.0 disconnected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Player_All-in</text:p>
          </table:table-cell>
          <table:table-cell table:number-columns-repeated="5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 office:value-type="string" calcext:value-type="string">
            <text:p>Player Subject1.0 goes all-in with a pot of 5 chips.</text:p>
          </table:table-cell>
          <table:table-cell table:number-columns-repeated="5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office:value-type="string" calcext:value-type="string">
            <text:p>Player Subject2.0 goes all-in with a pot of 5 chips.</text:p>
          </table:table-cell>
          <table:table-cell table:number-columns-repeated="5"/>
          <table:table-cell office:value-type="string" calcext:value-type="string">
            <text:p>Received expected message from client #1. Message is 'Open 10'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oker server: Disconnecting player 'Subject2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Received message 'Check' from player #1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Poker server: Unexpected message 'Check' from client #1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heck' from client #1.</text:p>
          </table:table-cell>
        </table:table-row>
        <table:table-row table:style-name="ro1">
          <table:table-cell office:value-type="string" calcext:value-type="string">
            <text:p>Starting Round: 4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office:value-type="string" calcext:value-type="string">
            <text:p>Starting Round: 5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Starting Round: 6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All-in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open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Player Subject2.0 goes all-in with a pot of 1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Received message 'Open 0' from player #2</text:p>
          </table:table-cell>
        </table:table-row>
        <table:table-row table:style-name="ro1">
          <table:table-cell office:value-type="string" calcext:value-type="string">
            <text:p>Agent phase: betting</text:p>
          </table:table-cell>
          <table:table-cell table:number-columns-repeated="5"/>
          <table:table-cell office:value-type="string" calcext:value-type="string">
            <text:p>Poker server: Unexpected message 'Open 0' from client #2.</text:p>
          </table:table-cell>
        </table:table-row>
        <table:table-row table:style-name="ro1">
          <table:table-cell office:value-type="string" calcext:value-type="string">
            <text:p>Request: Player_Draw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0' from client #2.</text:p>
          </table:table-cell>
        </table:table-row>
        <table:table-row table:style-name="ro1">
          <table:table-cell office:value-type="string" calcext:value-type="string">
            <text:p>Agent phase: info</text:p>
          </table:table-cell>
          <table:table-cell table:number-columns-repeated="5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office:value-type="string" calcext:value-type="string">
            <text:p>Starting Round: 7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Player Subject3.0 made a forced bet of 10 chips.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Player Subject2.0 won 20 chips undisputed.</text:p>
          </table:table-cell>
          <table:table-cell table:number-columns-repeated="5"/>
          <table:table-cell office:value-type="string" calcext:value-type="string">
            <text:p>Hand: Subject1.0 has <text:s/>8s Ah 4c Ts J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office:value-type="string" calcext:value-type="string">
            <text:p>Starting Round: 8</text:p>
          </table:table-cell>
          <table:table-cell table:number-columns-repeated="5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Hand: Subject2.0 has <text:s/>Td Qs Ac 6c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s Ad Qc Kh 7s on hand.</text:p>
          </table:table-cell>
        </table:table-row>
        <table:table-row table:style-name="ro1">
          <table:table-cell office:value-type="string" calcext:value-type="string">
            <text:p>Starting Round: 9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layer Subject2.0 won 20 chips undisputed.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Starting Round: 10</text:p>
          </table:table-cell>
          <table:table-cell table:number-columns-repeated="5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 office:value-type="string" calcext:value-type="string">
            <text:p>Player Subject3.0 won 20 chips undisputed.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office:value-type="string" calcext:value-type="string">
            <text:p>Starting Round: 11</text:p>
          </table:table-cell>
          <table:table-cell table:number-columns-repeated="5"/>
          <table:table-cell office:value-type="string" calcext:value-type="string">
            <text:p>Poker server: Player Subject3.0 won 30 chips undisputed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office:value-type="string" calcext:value-type="string">
            <text:p>Starting Round: 12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Sent message 'Round_Win_Undisputed Subject3.0 3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office:value-type="string" calcext:value-type="string">
            <text:p>Starting Round: 13</text:p>
          </table:table-cell>
          <table:table-cell table:number-columns-repeated="5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office:value-type="string" calcext:value-type="string">
            <text:p>Player Subject3.0 made a forced bet of 20 chips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office:value-type="string" calcext:value-type="string">
            <text:p>Player Subject3.0 exchanged 0 cards.</text:p>
          </table:table-cell>
          <table:table-cell table:number-columns-repeated="5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office:value-type="string" calcext:value-type="string">
            <text:p>Subject1.0 lasted 3 rounds. Final chips: 0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4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4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4h Ac Th 2s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h Ac Th 2s 4d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h Js 9s Qs Kh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d As 2c Jc Q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s 9s Qs K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As 2c Jc Q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Open? 11 10 35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9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expected message from client #2. Message is 'Open 19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9, minimum raise is 9 (to 28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Open Subject3.0 1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9, minimum raise is 9 (to 28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4h Ac Th 2s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s 9s Qs K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As 2c Jc Q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9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39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3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6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6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7s 4d Th 6c Q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s 4d Th 6c Qd' to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3s 3h 7d Ah 5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s 3c As 2c 7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3s 3h 7d Ah 5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3c As 2c 7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1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0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Open 10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Draw?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isconnecting player 'Subject3.0'. Error during draw: java.io.IOException: No response from player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7s 4d Th 6c Q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3s 3h 7d Ah 5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3c As 2c 7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7s 4d Th 6c Qd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3s 3h 7d Ah 5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8s 3c As 2c 7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2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3.0 5' to all players.</text:p>
          </table:table-cell>
        </table:table-row>
      </table:table>
      <table:table table:name="Experiment 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rting game.. Waiting for server</text:p>
          </table:table-cell>
          <table:table-cell table:number-columns-repeated="5"/>
          <table:table-cell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Current phase: info Message: Name Subject1.0</text:p>
          </table:table-cell>
          <table:table-cell table:number-columns-repeated="5"/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Current phase: info Message: Name Subject3.0</text:p>
          </table:table-cell>
          <table:table-cell table:number-columns-repeated="5"/>
          <table:table-cell office:value-type="string" calcext:value-type="string">
            <text:p>Local address: 0.0.0.0</text:p>
          </table:table-cell>
        </table:table-row>
        <table:table-row table:style-name="ro1">
          <table:table-cell office:value-type="string" calcext:value-type="string">
            <text:p>Type: Name? Phasor: info</text:p>
          </table:table-cell>
          <table:table-cell table:number-columns-repeated="5"/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Current phase: info Message: Name Subject2.0</text:p>
          </table:table-cell>
          <table:table-cell table:number-columns-repeated="5"/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Starting Round: 1</text:p>
          </table:table-cell>
          <table:table-cell table:number-columns-repeated="5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Player Subject1.0 hand ['Jd', '8s', 'Qh', '6s', '5s']</text:p>
          </table:table-cell>
          <table:table-cell table:number-columns-repeated="5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 office:value-type="string" calcext:value-type="string">
            <text:p>The ante is: 10</text:p>
          </table:table-cell>
          <table:table-cell table:number-columns-repeated="5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office:value-type="string" calcext:value-type="string">
            <text:p>Type: Open? Phasor: info</text:p>
          </table:table-cell>
          <table:table-cell table:number-columns-repeated="5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 office:value-type="string" calcext:value-type="string">
            <text:p>Request: Open? Agent phase: open</text:p>
          </table:table-cell>
          <table:table-cell table:number-columns-repeated="5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Hand: Subject1.0 has <text:s/>Jd 8s Qh 6s 5s on han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Cards Jd 8s Qh 6s 5s' to player #0.</text:p>
          </table:table-cell>
        </table:table-row>
        <table:table-row table:style-name="ro1">
          <table:table-cell office:value-type="string" calcext:value-type="string">
            <text:p><text:s/>Subject1.0 Action: Check</text:p>
          </table:table-cell>
          <table:table-cell table:number-columns-repeated="5"/>
          <table:table-cell office:value-type="string" calcext:value-type="string">
            <text:p>Sent message 'Cards 2s Jh 9s 7c 8c' to player #1.</text:p>
          </table:table-cell>
        </table:table-row>
        <table:table-row table:style-name="ro1">
          <table:table-cell office:value-type="string" calcext:value-type="string">
            <text:p>Type: Ante_Changed Phasor: info</text:p>
          </table:table-cell>
          <table:table-cell table:number-columns-repeated="5"/>
          <table:table-cell office:value-type="string" calcext:value-type="string">
            <text:p>Sent message 'Cards 9c 5h Kd 8h Ac' to player #2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Hand: Subject2.0 has <text:s/>2s Jh 9s 7c 8c on hand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Hand: Subject3.0 has <text:s/>9c 5h Kd 8h Ac on hand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Open? Phasor: open</text:p>
          </table:table-cell>
          <table:table-cell table:number-columns-repeated="5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<text:s/>Subject2.0 Action: Check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office:value-type="string" calcext:value-type="string">
            <text:p>Request: Player_Check Agent phase: draw</text:p>
          </table:table-cell>
          <table:table-cell table:number-columns-repeated="5"/>
          <table:table-cell office:value-type="string" calcext:value-type="string">
            <text:p>Received message 'Check' from player #0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Received expected message from client #0. Message is 'Check'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Sent message 'Player_Check Subject1.0 ' to all players.</text:p>
          </table:table-cell>
        </table:table-row>
        <table:table-row table:style-name="ro1">
          <table:table-cell office:value-type="string" calcext:value-type="string">
            <text:p>Player Subject1.0 checked.</text:p>
          </table:table-cell>
          <table:table-cell table:number-columns-repeated="5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Check' from player #1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Received expected message from client #1. Message is 'Check'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Sent message 'Player_Check Subject2.0 ' to all players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Open? 11 10 15' to player #2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Received expected message from client #2. Message is 'Check'.</text:p>
          </table:table-cell>
        </table:table-row>
        <table:table-row table:style-name="ro1">
          <table:table-cell office:value-type="string" calcext:value-type="string">
            <text:p>Player Subject2.0 checked.</text:p>
          </table:table-cell>
          <table:table-cell table:number-columns-repeated="5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 office:value-type="string" calcext:value-type="string">
            <text:p>Type: Open? Phasor: betting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 office:value-type="string" calcext:value-type="string">
            <text:p>Open: All-in</text:p>
          </table:table-cell>
          <table:table-cell table:number-columns-repeated="5"/>
          <table:table-cell office:value-type="string" calcext:value-type="string">
            <text:p>Sent message 'Player_Check Subject3.0 ' to all players.</text:p>
          </table:table-cell>
        </table:table-row>
        <table:table-row table:style-name="ro1">
          <table:table-cell office:value-type="string" calcext:value-type="string">
            <text:p>Current phase: open Message: All-in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<text:s/>Subject3.0 Action: All-in</text:p>
          </table:table-cell>
          <table:table-cell table:number-columns-repeated="5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message 'Throws Qh' from player #0</text:p>
          </table:table-cell>
        </table:table-row>
        <table:table-row table:style-name="ro1">
          <table:table-cell office:value-type="string" calcext:value-type="string">
            <text:p>Type: Player_Check Phasor: open</text:p>
          </table:table-cell>
          <table:table-cell table:number-columns-repeated="5"/>
          <table:table-cell office:value-type="string" calcext:value-type="string">
            <text:p>Received expected message from client #0. Message is 'Throws Qh'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Player Subject3.0 checked.</text:p>
          </table:table-cell>
          <table:table-cell table:number-columns-repeated="5"/>
          <table:table-cell office:value-type="string" calcext:value-type="string">
            <text:p>Poker server: Unexpected message 'All-in' from client #0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All-in' from client #0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Cards Jd 8s 6c 6s 5s' to player #0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Player_Draw Subject1.0 1' to all players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Type: Draw? Phasor: open</text:p>
          </table:table-cell>
          <table:table-cell table:number-columns-repeated="5"/>
          <table:table-cell office:value-type="string" calcext:value-type="string">
            <text:p>Poker server: Disconnecting player 'Subject2.0'. Error during draw: java.io.IOException: No response from player..</text:p>
          </table:table-cell>
        </table:table-row>
        <table:table-row table:style-name="ro1">
          <table:table-cell office:value-type="string" calcext:value-type="string">
            <text:p>Request: Draw? Agent phase: betting</text:p>
          </table:table-cell>
          <table:table-cell table:number-columns-repeated="5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office:value-type="string" calcext:value-type="string">
            <text:p>Request: Draw? Agent phase: draw</text:p>
          </table:table-cell>
          <table:table-cell table:number-columns-repeated="5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office:value-type="string" calcext:value-type="string">
            <text:p>Requested information about what cards to throw</text:p>
          </table:table-cell>
          <table:table-cell table:number-columns-repeated="5"/>
          <table:table-cell office:value-type="string" calcext:value-type="string">
            <text:p>Sent message 'Draw?' to player #2.</text:p>
          </table:table-cell>
        </table:table-row>
        <table:table-row table:style-name="ro1">
          <table:table-cell office:value-type="string" calcext:value-type="string">
            <text:p>['Jd', '8s', 'Qh', '6s', '5s']</text:p>
          </table:table-cell>
          <table:table-cell table:number-columns-repeated="5"/>
          <table:table-cell office:value-type="string" calcext:value-type="string">
            <text:p>Received message 'Throws 8h' from player #2</text:p>
          </table:table-cell>
        </table:table-row>
        <table:table-row table:style-name="ro1">
          <table:table-cell office:value-type="string" calcext:value-type="string">
            <text:p>Current phase: draw Message: Throws Qh</text:p>
          </table:table-cell>
          <table:table-cell table:number-columns-repeated="5"/>
          <table:table-cell office:value-type="string" calcext:value-type="string">
            <text:p>Received expected message from client #2. Message is 'Throws 8h'.</text:p>
          </table:table-cell>
        </table:table-row>
        <table:table-row table:style-name="ro1">
          <table:table-cell office:value-type="string" calcext:value-type="string">
            <text:p>Subject1.0 Action: Throws Qh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Type: unknown_action Phasor: betting</text:p>
          </table:table-cell>
          <table:table-cell table:number-columns-repeated="5"/>
          <table:table-cell office:value-type="string" calcext:value-type="string">
            <text:p>Hand: Subject1.0 has <text:s/>Jd 8s 6c 6s 5s on hand.</text:p>
          </table:table-cell>
        </table:table-row>
        <table:table-row table:style-name="ro1">
          <table:table-cell office:value-type="string" calcext:value-type="string">
            <text:p>Player requested to choose a call/raise action.</text:p>
          </table:table-cell>
          <table:table-cell table:number-columns-repeated="5"/>
          <table:table-cell office:value-type="string" calcext:value-type="string">
            <text:p>Sent message 'Cards 9c 5h Kd 2c Ac' to player #2.</text:p>
          </table:table-cell>
        </table:table-row>
        <table:table-row table:style-name="ro1">
          <table:table-cell office:value-type="string" calcext:value-type="string">
            <text:p>Call: All-in</text:p>
          </table:table-cell>
          <table:table-cell table:number-columns-repeated="5"/>
          <table:table-cell office:value-type="string" calcext:value-type="string">
            <text:p>Sent message 'Player_Draw Subject3.0 1' to all players.</text:p>
          </table:table-cell>
        </table:table-row>
        <table:table-row table:style-name="ro1">
          <table:table-cell office:value-type="string" calcext:value-type="string">
            <text:p>Current phase: betting Message: All-in</text:p>
          </table:table-cell>
          <table:table-cell table:number-columns-repeated="5"/>
          <table:table-cell office:value-type="string" calcext:value-type="string">
            <text:p>Hand: Subject2.0 has <text:s/>2s Jh 9s 7c 8c on han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3.0 has <text:s/>9c 5h Kd 2c Ac on hand.</text:p>
          </table:table-cell>
        </table:table-row>
        <table:table-row table:style-name="ro1">
          <table:table-cell office:value-type="string" calcext:value-type="string">
            <text:p><text:s/>Subject1.0 Action: All-in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1.0 hand ['Jd', '8s', '6c', '6s', '5s']</text:p>
          </table:table-cell>
          <table:table-cell table:number-columns-repeated="5"/>
          <table:table-cell office:value-type="string" calcext:value-type="string">
            <text:p>Sent message 'Open? 11 10 15' to player #0.</text:p>
          </table:table-cell>
        </table:table-row>
        <table:table-row table:style-name="ro1">
          <table:table-cell office:value-type="string" calcext:value-type="string">
            <text:p>Type: Player_Draw Phasor: betting</text:p>
          </table:table-cell>
          <table:table-cell table:number-columns-repeated="5"/>
          <table:table-cell office:value-type="string" calcext:value-type="string">
            <text:p>Received message 'Check' from player #0</text:p>
          </table:table-cell>
        </table:table-row>
        <table:table-row table:style-name="ro1">
          <table:table-cell office:value-type="string" calcext:value-type="string">
            <text:p>Type: Player_Draw Phasor: open</text:p>
          </table:table-cell>
          <table:table-cell table:number-columns-repeated="5"/>
          <table:table-cell office:value-type="string" calcext:value-type="string">
            <text:p>Received expected message from client #0. Message is 'Check'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1.0 exchanged 1 cards.</text:p>
          </table:table-cell>
          <table:table-cell table:number-columns-repeated="5"/>
          <table:table-cell office:value-type="string" calcext:value-type="string">
            <text:p>Received message 'Fold' from player #0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oker server: Unexpected message 'Fold' from client #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Fold' from client #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Player_Check Subject1.0 ' to all players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Draw? Phasor: info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Player Subject2.0 exchanged 0 cards.</text:p>
          </table:table-cell>
          <table:table-cell table:number-columns-repeated="5"/>
          <table:table-cell office:value-type="string" calcext:value-type="string">
            <text:p>Sent message 'Open? 11 10 15' to player #2.</text:p>
          </table:table-cell>
        </table:table-row>
        <table:table-row table:style-name="ro1">
          <table:table-cell office:value-type="string" calcext:value-type="string">
            <text:p>Requested information about what cards to throw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['9c', '5h', 'Kd', '8h', 'Ac']</text:p>
          </table:table-cell>
          <table:table-cell table:number-columns-repeated="5"/>
          <table:table-cell office:value-type="string" calcext:value-type="string">
            <text:p>Received expected message from client #2. Message is 'Check'.</text:p>
          </table:table-cell>
        </table:table-row>
        <table:table-row table:style-name="ro1">
          <table:table-cell office:value-type="string" calcext:value-type="string">
            <text:p>Current phase: draw Message: Throws 8h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ubject3.0 Action: Throws 8h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Type: Cards Phasor: betting</text:p>
          </table:table-cell>
          <table:table-cell table:number-columns-repeated="5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office:value-type="string" calcext:value-type="string">
            <text:p>Type: Player_Draw Phasor: info</text:p>
          </table:table-cell>
          <table:table-cell table:number-columns-repeated="5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office:value-type="string" calcext:value-type="string">
            <text:p>Player Subject3.0 exchanged 1 cards.</text:p>
          </table:table-cell>
          <table:table-cell table:number-columns-repeated="5"/>
          <table:table-cell office:value-type="string" calcext:value-type="string">
            <text:p>Poker server: Pot data: 3 player(s), 10 chips/player, 1 winner(s).</text:p>
          </table:table-cell>
        </table:table-row>
        <table:table-row table:style-name="ro1">
          <table:table-cell office:value-type="string" calcext:value-type="string">
            <text:p>Type: Open? Phasor: info</text:p>
          </table:table-cell>
          <table:table-cell table:number-columns-repeated="5"/>
          <table:table-cell office:value-type="string" calcext:value-type="string">
            <text:p>Sent message 'Player_Check Subject3.0 ' to all players.</text:p>
          </table:table-cell>
        </table:table-row>
        <table:table-row table:style-name="ro1">
          <table:table-cell office:value-type="string" calcext:value-type="string">
            <text:p>Request: Open? Agent phase: open</text:p>
          </table:table-cell>
          <table:table-cell table:number-columns-repeated="5"/>
          <table:table-cell office:value-type="string" calcext:value-type="string">
            <text:p>Poker server: Player Subject1.0 won 30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Sent message 'Player_Hand Subject1.0 Jd 8s 6c 6s 5s' to all players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Sent message 'Player_Hand Subject3.0 9c 5h Kd 2c Ac' to all players.</text:p>
          </table:table-cell>
        </table:table-row>
        <table:table-row table:style-name="ro1">
          <table:table-cell office:value-type="string" calcext:value-type="string">
            <text:p><text:s/>Subject1.0 Action: Check</text:p>
          </table:table-cell>
          <table:table-cell table:number-columns-repeated="5"/>
          <table:table-cell office:value-type="string" calcext:value-type="string">
            <text:p>Sent message 'Round_result Subject1.0 30' to all players.</text:p>
          </table:table-cell>
        </table:table-row>
        <table:table-row table:style-name="ro1">
          <table:table-cell office:value-type="string" calcext:value-type="string">
            <text:p>Type: unknown_action Phasor: betting</text:p>
          </table:table-cell>
          <table:table-cell table:number-columns-repeated="5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office:value-type="string" calcext:value-type="string">
            <text:p>Player requested to choose a call/raise action.</text:p>
          </table:table-cell>
          <table:table-cell table:number-columns-repeated="5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office:value-type="string" calcext:value-type="string">
            <text:p>Call: Fold</text:p>
          </table:table-cell>
          <table:table-cell table:number-columns-repeated="5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office:value-type="string" calcext:value-type="string">
            <text:p>Current phase: betting Message: Fold</text:p>
          </table:table-cell>
          <table:table-cell table:number-columns-repeated="5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<text:s/>Subject1.0 Action: Fold</text:p>
          </table:table-cell>
          <table:table-cell table:number-columns-repeated="5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Standing: Subject1.0: 45 chips.</text:p>
          </table:table-cell>
        </table:table-row>
        <table:table-row table:style-name="ro1">
          <table:table-cell office:value-type="string" calcext:value-type="string">
            <text:p>Type: Player_Check Phasor: info</text:p>
          </table:table-cell>
          <table:table-cell table:number-columns-repeated="5"/>
          <table:table-cell office:value-type="string" calcext:value-type="string">
            <text:p>Sent message 'Chips Subject1.0 45' to all player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Sent message 'Chips Subject2.0 15' to all player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office:value-type="string" calcext:value-type="string">
            <text:p>Type: Open? Phasor: betting</text:p>
          </table:table-cell>
          <table:table-cell table:number-columns-repeated="5"/>
          <table:table-cell office:value-type="string" calcext:value-type="string">
            <text:p>Standing: Subject2.0: 15 chip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Type: Player_Check Phasor: draw</text:p>
          </table:table-cell>
          <table:table-cell table:number-columns-repeated="5"/>
          <table:table-cell office:value-type="string" calcext:value-type="string">
            <text:p>Hand: Subject1.0 has <text:s/>Ac Kd 3s Ks 4d on hand.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Sent message 'Cards Ac Kd 3s Ks 4d' to player #0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Sent message 'Cards Ts Th Jh Kh 7h' to player #1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Sent message 'Cards 6h 6c 5h Td 5c' to player #2.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Hand: Subject2.0 has <text:s/>Ts Th Jh Kh 7h on hand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Hand: Subject3.0 has <text:s/>6h 6c 5h Td 5c on hand.</text:p>
          </table:table-cell>
        </table:table-row>
        <table:table-row table:style-name="ro1">
          <table:table-cell office:value-type="string" calcext:value-type="string">
            <text:p>Player Subject1.0 checked.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Player_Fold Phasor: open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Request: Player_Fold Agent phase: betting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Player Subject2.0 folded.</text:p>
          </table:table-cell>
          <table:table-cell table:number-columns-repeated="5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unknown_action Phasor: open</text:p>
          </table:table-cell>
          <table:table-cell table:number-columns-repeated="5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office:value-type="string" calcext:value-type="string">
            <text:p>Player requested to choose an opening action.</text:p>
          </table:table-cell>
          <table:table-cell table:number-columns-repeated="5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office:value-type="string" calcext:value-type="string">
            <text:p>Type: Player_Hand Phasor: open</text:p>
          </table:table-cell>
          <table:table-cell table:number-columns-repeated="5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office:value-type="string" calcext:value-type="string">
            <text:p>Type: Player_Hand Phasor: info</text:p>
          </table:table-cell>
          <table:table-cell table:number-columns-repeated="5"/>
          <table:table-cell office:value-type="string" calcext:value-type="string">
            <text:p>Sent message 'Open? 11 10 5' to player #2.</text:p>
          </table:table-cell>
        </table:table-row>
        <table:table-row table:style-name="ro1">
          <table:table-cell office:value-type="string" calcext:value-type="string">
            <text:p>Open: Check</text:p>
          </table:table-cell>
          <table:table-cell table:number-columns-repeated="5"/>
          <table:table-cell office:value-type="string" calcext:value-type="string">
            <text:p>Poker server: Disconnecting player 'Subject3.0'. Error during betting round: 'java.io.IOException: No response from player.'.</text:p>
          </table:table-cell>
        </table:table-row>
        <table:table-row table:style-name="ro1">
          <table:table-cell office:value-type="string" calcext:value-type="string">
            <text:p>Current phase: open Message: Check</text:p>
          </table:table-cell>
          <table:table-cell table:number-columns-repeated="5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5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 office:value-type="string" calcext:value-type="string">
            <text:p><text:s/>Subject3.0 Action: Check</text:p>
          </table:table-cell>
          <table:table-cell table:number-columns-repeated="5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Type: Player_Hand Phasor: betting</text:p>
          </table:table-cell>
          <table:table-cell table:number-columns-repeated="5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Type: Round_result Phasor: info</text:p>
          </table:table-cell>
          <table:table-cell table:number-columns-repeated="5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office:value-type="string" calcext:value-type="string">
            <text:p>Type: Player_Check Phasor: betting</text:p>
          </table:table-cell>
          <table:table-cell table:number-columns-repeated="5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Request: Player_Check Agent phase: draw</text:p>
          </table:table-cell>
          <table:table-cell table:number-columns-repeated="5"/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Request: Player_Check Agent phase: betting</text:p>
          </table:table-cell>
          <table:table-cell table:number-columns-repeated="5"/>
          <table:table-cell office:value-type="string" calcext:value-type="string">
            <text:p>Hand: Subject1.0 has <text:s/>Ac Kd 3s Ks 4d on hand.</text:p>
          </table:table-cell>
        </table:table-row>
        <table:table-row table:style-name="ro1">
          <table:table-cell office:value-type="string" calcext:value-type="string">
            <text:p>Request: Player_Check Agent phase: info</text:p>
          </table:table-cell>
          <table:table-cell table:number-columns-repeated="5"/>
          <table:table-cell office:value-type="string" calcext:value-type="string">
            <text:p>Hand: Subject2.0 has <text:s/>Ts Th Jh Kh 7h on hand.</text:p>
          </table:table-cell>
        </table:table-row>
        <table:table-row table:style-name="ro1">
          <table:table-cell office:value-type="string" calcext:value-type="string">
            <text:p>Request: Player_Check Agent phase: open</text:p>
          </table:table-cell>
          <table:table-cell table:number-columns-repeated="5"/>
          <table:table-cell office:value-type="string" calcext:value-type="string">
            <text:p>Hand: Subject3.0 has <text:s/>6h 6c 5h Td 5c on hand.</text:p>
          </table:table-cell>
        </table:table-row>
        <table:table-row table:style-name="ro1">
          <table:table-cell office:value-type="string" calcext:value-type="string">
            <text:p>Player Subject3.0 checked.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Type: Round Phasor: info</text:p>
          </table:table-cell>
          <table:table-cell table:number-columns-repeated="5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Player Subject1.0 won 30 chips undisputed.</text:p>
          </table:table-cell>
        </table:table-row>
        <table:table-row table:style-name="ro1">
          <table:table-cell office:value-type="string" calcext:value-type="string">
            <text:p>Type: Round Phasor: open</text:p>
          </table:table-cell>
          <table:table-cell table:number-columns-repeated="5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Request: Round Agent phase: betting</text:p>
          </table:table-cell>
          <table:table-cell table:number-columns-repeated="5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office:value-type="string" calcext:value-type="string">
            <text:p>Request: Round Agent phase: draw</text:p>
          </table:table-cell>
          <table:table-cell table:number-columns-repeated="5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office:value-type="string" calcext:value-type="string">
            <text:p>Request: Round Agent phase: betting</text:p>
          </table:table-cell>
          <table:table-cell table:number-columns-repeated="5"/>
          <table:table-cell office:value-type="string" calcext:value-type="string">
            <text:p>Sent message 'Round_Win_Undisputed Subject1.0 30' to all players.</text:p>
          </table:table-cell>
        </table:table-row>
        <table:table-row table:style-name="ro1">
          <table:table-cell office:value-type="string" calcext:value-type="string">
            <text:p>Request: Round Agent phase: info</text:p>
          </table:table-cell>
          <table:table-cell table:number-columns-repeated="5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tarting Round: 2</text:p>
          </table:table-cell>
          <table:table-cell table:number-columns-repeated="5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office:value-type="string" calcext:value-type="string">
            <text:p>Type: Chips Phasor: info</text:p>
          </table:table-cell>
          <table:table-cell table:number-columns-repeated="5"/>
          <table:table-cell office:value-type="string" calcext:value-type="string">
            <text:p>Standing: Subject1.0: 65 chips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Disconnected player #2.</text:p>
          </table:table-cell>
        </table:table-row>
        <table:table-row table:style-name="ro1">
          <table:table-cell office:value-type="string" calcext:value-type="string">
            <text:p>Player Subject1.0 hand ['Ac', 'Kd', '3s', 'Ks', '4d']</text:p>
          </table:table-cell>
          <table:table-cell table:number-columns-repeated="5"/>
          <table:table-cell office:value-type="string" calcext:value-type="string">
            <text:p>Disconnected player #1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Disconnected player #0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ent message 'Chips Subject1.0 65' to all players.</text:p>
          </table:table-cell>
        </table:table-row>
        <table:table-row table:style-name="ro1">
          <table:table-cell office:value-type="string" calcext:value-type="string">
            <text:p>Type: Cards Phasor: info</text:p>
          </table:table-cell>
          <table:table-cell table:number-columns-repeated="5"/>
          <table:table-cell office:value-type="string" calcext:value-type="string">
            <text:p>Sent message 'Chips Subject2.0 5' to all player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Standing: Subject2.0: 5 chip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 office:value-type="string" calcext:value-type="string">
            <text:p>Player Subject2.0 made a forced bet of 10 chips.</text:p>
          </table:table-cell>
          <table:table-cell table:number-columns-repeated="5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Type: unknown_action Phasor: info</text:p>
          </table:table-cell>
          <table:table-cell table:number-columns-repeated="5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Type: Forced_Bet Phasor: info</text:p>
          </table:table-cell>
          <table:table-cell table:number-columns-repeated="5"/>
          <table:table-cell office:value-type="string" calcext:value-type="string">
            <text:p>Hand: Subject1.0 has <text:s/>6d 4c 4d 5d 8c on hand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6d 4c 4d 5d 8c' to player #0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As 2d 6c Jc 8s' to player #1.</text:p>
          </table:table-cell>
        </table:table-row>
        <table:table-row table:style-name="ro1">
          <table:table-cell office:value-type="string" calcext:value-type="string">
            <text:p>Type: Player_Fold Phasor: info</text:p>
          </table:table-cell>
          <table:table-cell table:number-columns-repeated="5"/>
          <table:table-cell office:value-type="string" calcext:value-type="string">
            <text:p>Sent message 'Cards 5s Qh Kh Tc 8h' to player #2.</text:p>
          </table:table-cell>
        </table:table-row>
        <table:table-row table:style-name="ro1">
          <table:table-cell office:value-type="string" calcext:value-type="string">
            <text:p>Request: Player_Fold Agent phase: open</text:p>
          </table:table-cell>
          <table:table-cell table:number-columns-repeated="5"/>
          <table:table-cell office:value-type="string" calcext:value-type="string">
            <text:p>Hand: Subject2.0 has <text:s/>As 2d 6c Jc 8s on hand.</text:p>
          </table:table-cell>
        </table:table-row>
        <table:table-row table:style-name="ro1">
          <table:table-cell office:value-type="string" calcext:value-type="string">
            <text:p>Request: Player_Fold Agent phase: betting</text:p>
          </table:table-cell>
          <table:table-cell table:number-columns-repeated="5"/>
          <table:table-cell office:value-type="string" calcext:value-type="string">
            <text:p>Hand: Subject3.0 has <text:s/>5s Qh Kh Tc 8h on hand.</text:p>
          </table:table-cell>
        </table:table-row>
        <table:table-row table:style-name="ro1">
          <table:table-cell office:value-type="string" calcext:value-type="string">
            <text:p>Player Subject3.0 folded.</text:p>
          </table:table-cell>
          <table:table-cell table:number-columns-repeated="5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layer Subject2.0: State changed to 2</text:p>
          </table:table-cell>
        </table:table-row>
        <table:table-row table:style-name="ro1">
          <table:table-cell office:value-type="string" calcext:value-type="string">
            <text:p>Type: Round_Win_Undisputed Phasor: betting</text:p>
          </table:table-cell>
          <table:table-cell table:number-columns-repeated="5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Request: Round_Win_Undisputed Agent phase: draw</text:p>
          </table:table-cell>
          <table:table-cell table:number-columns-repeated="5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Request: Round_Win_Undisputed Agent phase: betting</text:p>
          </table:table-cell>
          <table:table-cell table:number-columns-repeated="5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 office:value-type="string" calcext:value-type="string">
            <text:p>Request: Round_Win_Undisputed Agent phase: info</text:p>
          </table:table-cell>
          <table:table-cell table:number-columns-repeated="5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2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6d 4c 4d 5d 8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As 2d 6c Jc 8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5s Qh Kh Tc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1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6d 4c 4d 5d 8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As 2d 6c Jc 8s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5s Qh Kh Tc 8h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1.0 won 2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1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1.0 4 7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2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3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nal result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: Subject1.0, 4 rounds, 7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: Subject3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3: Subject2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e socket server has closed.</text:p>
          </table:table-cell>
        </table:table-row>
      </table:table>
      <table:table table:name="Experiment 3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Starting Round: 1</text:p>
          </table:table-cell>
          <table:table-cell table:number-columns-repeated="4"/>
          <table:table-cell office:value-type="string" calcext:value-type="string">
            <text:p>Starting poker server...</text:p>
          </table:table-cell>
        </table:table-row>
        <table:table-row table:style-name="ro1">
          <table:table-cell/>
          <table:table-cell office:value-type="string" calcext:value-type="string">
            <text:p>The player Subject2.0 has 25 chips</text:p>
          </table:table-cell>
          <table:table-cell table:number-columns-repeated="4"/>
          <table:table-cell office:value-type="string" calcext:value-type="string">
            <text:p>...done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Poker server: Starting...</text:p>
          </table:table-cell>
        </table:table-row>
        <table:table-row table:style-name="ro1">
          <table:table-cell/>
          <table:table-cell office:value-type="string" calcext:value-type="string">
            <text:p>Player Subject1.0 hand ['2d', '5h', 'Ts', 'Js', 'Ac']</text:p>
          </table:table-cell>
          <table:table-cell table:number-columns-repeated="4"/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/>
          <table:table-cell office:value-type="string" calcext:value-type="string">
            <text:p>The ante is: 10</text:p>
          </table:table-cell>
          <table:table-cell table:number-columns-repeated="4"/>
          <table:table-cell office:value-type="string" calcext:value-type="string">
            <text:p>Poker server started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Local address: 0.0.0.0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ublic address: null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Port: 5000</text:p>
          </table:table-cell>
        </table:table-row>
        <table:table-row table:style-name="ro1">
          <table:table-cell/>
          <table:table-cell office:value-type="string" calcext:value-type="string">
            <text:p>Open: Open 17</text:p>
          </table:table-cell>
          <table:table-cell table:number-columns-repeated="4"/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/>
          <table:table-cell office:value-type="string" calcext:value-type="string">
            <text:p><text:s/>Subject2.0 Action: ('Open', 17)</text:p>
          </table:table-cell>
          <table:table-cell table:number-columns-repeated="4"/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#2 connected. Requesting player name.</text:p>
          </table:table-cell>
        </table:table-row>
        <table:table-row table:style-name="ro1">
          <table:table-cell/>
          <table:table-cell office:value-type="string" calcext:value-type="string">
            <text:p>Call: Raise 4</text:p>
          </table:table-cell>
          <table:table-cell table:number-columns-repeated="4"/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Name?' to player #2.</text:p>
          </table:table-cell>
        </table:table-row>
        <table:table-row table:style-name="ro1">
          <table:table-cell/>
          <table:table-cell office:value-type="string" calcext:value-type="string">
            <text:p><text:s/>Subject2.0 Action: ('Raise', 4)</text:p>
          </table:table-cell>
          <table:table-cell table:number-columns-repeated="4"/>
          <table:table-cell office:value-type="string" calcext:value-type="string">
            <text:p>Received message 'Name Subject1.0' from player #0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Received message 'Name Subject2.0' from player #1</text:p>
          </table:table-cell>
        </table:table-row>
        <table:table-row table:style-name="ro1">
          <table:table-cell/>
          <table:table-cell office:value-type="string" calcext:value-type="string">
            <text:p>Request: Player_Open Agent phase: open</text:p>
          </table:table-cell>
          <table:table-cell table:number-columns-repeated="4"/>
          <table:table-cell office:value-type="string" calcext:value-type="string">
            <text:p>Connected player 'Subject2.0' (client ID #1).</text:p>
          </table:table-cell>
        </table:table-row>
        <table:table-row table:style-name="ro1">
          <table:table-cell/>
          <table:table-cell office:value-type="string" calcext:value-type="string">
            <text:p>Player Subject2.0 opened, has put 17 chips into the pot.</text:p>
          </table:table-cell>
          <table:table-cell table:number-columns-repeated="4"/>
          <table:table-cell office:value-type="string" calcext:value-type="string">
            <text:p>Received message 'Name Subject3.0' from player #2</text:p>
          </table:table-cell>
        </table:table-row>
        <table:table-row table:style-name="ro1">
          <table:table-cell/>
          <table:table-cell office:value-type="string" calcext:value-type="string">
            <text:p>Open: All-in</text:p>
          </table:table-cell>
          <table:table-cell table:number-columns-repeated="4"/>
          <table:table-cell office:value-type="string" calcext:value-type="string">
            <text:p>Connected player 'Subject1.0' (client ID #0).</text:p>
          </table:table-cell>
        </table:table-row>
        <table:table-row table:style-name="ro1">
          <table:table-cell/>
          <table:table-cell office:value-type="string" calcext:value-type="string">
            <text:p>Request: Call/Raise? Agent phase: betting</text:p>
          </table:table-cell>
          <table:table-cell table:number-columns-repeated="4"/>
          <table:table-cell office:value-type="string" calcext:value-type="string">
            <text:p>Connected player 'Subject3.0' (client ID #2)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/>
          <table:table-cell office:value-type="string" calcext:value-type="string">
            <text:p>Call: Raise 32</text:p>
          </table:table-cell>
          <table:table-cell table:number-columns-repeated="4"/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<text:s/>Subject1.0 Action: ('Raise', 32)</text:p>
          </table:table-cell>
          <table:table-cell table:number-columns-repeated="4"/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25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Sent message 'Chips Subject1.0 2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Standing: Subject2.0: 25 chips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Standing: Subject1.0: 25 chips.</text:p>
          </table:table-cell>
        </table:table-row>
        <table:table-row table:style-name="ro1">
          <table:table-cell/>
          <table:table-cell office:value-type="string" calcext:value-type="string">
            <text:p>Player Subject1.0 folded.</text:p>
          </table:table-cell>
          <table:table-cell table:number-columns-repeated="4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Sent message 'Cards 5d Ad 4s 3c 2c' to player #1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ards 2d 5h Ts Js Ac' to player #0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Hand: Subject2.0 has <text:s/>5d Ad 4s 3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<text:s/>2d 5h Ts Js Ac on han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Hand: Subject3.0 has <text:s/>Kc 4h Ks 6c Jh on hand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Cards Kc 4h Ks 6c Jh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won 37 chips undisputed.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2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The player Subject2.0 has 45 chips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The player Subject3.0 has 15 chips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1.0 hand ['As', 'Ah', '4c', 'Kh', '8d']</text:p>
          </table:table-cell>
          <table:table-cell table:number-columns-repeated="4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Open? 11 10 15' to player #1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Received message 'Open 17' from player #1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Received expected message from client #1. Message is 'Open 17'.</text:p>
          </table:table-cell>
        </table:table-row>
        <table:table-row table:style-name="ro1">
          <table:table-cell/>
          <table:table-cell office:value-type="string" calcext:value-type="string">
            <text:p>Player Subject1.0 folded.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Received message 'Raise 4' from player #1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Poker server: Unexpected message 'Raise 4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Raise 4' from client #1.</text:p>
          </table:table-cell>
        </table:table-row>
        <table:table-row table:style-name="ro1">
          <table:table-cell/>
          <table:table-cell office:value-type="string" calcext:value-type="string">
            <text:p><text:s/>Subject1.0 Action: All-in</text:p>
          </table:table-cell>
          <table:table-cell table:number-columns-repeated="4"/>
          <table:table-cell office:value-type="string" calcext:value-type="string">
            <text:p>Sent message 'Player_Open Subject2.0 17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Sent message 'Call/Raise? 17 24 10 15' to player #0.</text:p>
          </table:table-cell>
        </table:table-row>
        <table:table-row table:style-name="ro1">
          <table:table-cell/>
          <table:table-cell office:value-type="string" calcext:value-type="string">
            <text:p>Open: Open 16</text:p>
          </table:table-cell>
          <table:table-cell table:number-columns-repeated="4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<text:s/>Subject3.0 Action: ('Open', 16)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Disconnecting player 'Subject1.0'. Error during betting round: java.io.IOException: No response from player.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layer Subject1.0 disconnecte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Sent message 'Call/Raise? 17 24 10 15' to player #2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/>
          <table:table-cell office:value-type="string" calcext:value-type="string">
            <text:p>Call: Call</text:p>
          </table:table-cell>
          <table:table-cell table:number-columns-repeated="4"/>
          <table:table-cell office:value-type="string" calcext:value-type="string">
            <text:p>Received expected message from client #2. Message is 'Fold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/>
          <table:table-cell office:value-type="string" calcext:value-type="string">
            <text:p><text:s/>Subject1.0 Action: Call</text:p>
          </table:table-cell>
          <table:table-cell table:number-columns-repeated="4"/>
          <table:table-cell office:value-type="string" calcext:value-type="string">
            <text:p>Maximum bet is 17, minimum raise is 7 (to 24).</text:p>
          </table:table-cell>
        </table:table-row>
        <table:table-row table:style-name="ro1">
          <table:table-cell/>
          <table:table-cell office:value-type="string" calcext:value-type="string">
            <text:p>Player Subject2.0 won 30 chips undisputed.</text:p>
          </table:table-cell>
          <table:table-cell table:number-columns-repeated="4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3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/>
          <table:table-cell office:value-type="string" calcext:value-type="string">
            <text:p>The player Subject2.0 has 65 chips</text:p>
          </table:table-cell>
          <table:table-cell table:number-columns-repeated="4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/>
          <table:table-cell office:value-type="string" calcext:value-type="string">
            <text:p>Player Subject1.0 hand ['Th', 'Qc', '3d', '5h', '8c']</text:p>
          </table:table-cell>
          <table:table-cell table:number-columns-repeated="4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Request: Player_All-in Agent phase: open</text:p>
          </table:table-cell>
          <table:table-cell table:number-columns-repeated="4"/>
          <table:table-cell office:value-type="string" calcext:value-type="string">
            <text:p>Hand: Subject2.0 has <text:s/>5d Ad 4s 3c 2c on hand.</text:p>
          </table:table-cell>
        </table:table-row>
        <table:table-row table:style-name="ro1">
          <table:table-cell/>
          <table:table-cell office:value-type="string" calcext:value-type="string">
            <text:p>Player Subject3.0 goes all-in with a pot of 5 chips.</text:p>
          </table:table-cell>
          <table:table-cell table:number-columns-repeated="4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/>
          <table:table-cell office:value-type="string" calcext:value-type="string">
            <text:p>Requested information about what cards to throw</text:p>
          </table:table-cell>
          <table:table-cell table:number-columns-repeated="4"/>
          <table:table-cell office:value-type="string" calcext:value-type="string">
            <text:p>Hand: Subject1.0 has <text:s/>2d 5h Ts Js Ac on hand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draw</text:p>
          </table:table-cell>
          <table:table-cell table:number-columns-repeated="4"/>
          <table:table-cell office:value-type="string" calcext:value-type="string">
            <text:p>Hand: Subject3.0 has <text:s/>Kc 4h Ks 6c Jh on hand.</text:p>
          </table:table-cell>
        </table:table-row>
        <table:table-row table:style-name="ro1">
          <table:table-cell/>
          <table:table-cell office:value-type="string" calcext:value-type="string">
            <text:p>['2c', 'Kh', '3c', '7d', '6c']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info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office:value-type="string" calcext:value-type="string">
            <text:p>Subject2.0 Action: Throws 3c</text:p>
          </table:table-cell>
          <table:table-cell table:number-columns-repeated="4"/>
          <table:table-cell office:value-type="string" calcext:value-type="string">
            <text:p>Player Subject2.0: Status is 0, chips in pot is 17.</text:p>
          </table:table-cell>
        </table:table-row>
        <table:table-row table:style-name="ro1">
          <table:table-cell/>
          <table:table-cell office:value-type="string" calcext:value-type="string">
            <text:p>Player Subject3.0 exchanged 0 cards.</text:p>
          </table:table-cell>
          <table:table-cell table:number-columns-repeated="4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Player Subject2.0 exchanged 1 cards.</text:p>
          </table:table-cell>
          <table:table-cell table:number-columns-repeated="4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Player Subject2.0 hand ['2c', 'Kh', '2s', '7d', '6c']</text:p>
          </table:table-cell>
          <table:table-cell table:number-columns-repeated="4"/>
          <table:table-cell office:value-type="string" calcext:value-type="string">
            <text:p>Poker server: Player Subject2.0 won 37 chips undisputed.</text:p>
          </table:table-cell>
        </table:table-row>
        <table:table-row table:style-name="ro1">
          <table:table-cell/>
          <table:table-cell office:value-type="string" calcext:value-type="string">
            <text:p>Player Subject1.0 hand ['Th', 'Qc', '3d', '5h', '8c']</text:p>
          </table:table-cell>
          <table:table-cell table:number-columns-repeated="4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Player Subject3.0 hand ['Ac', '9d', 'Jd', '6d', '9s']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Player Subject2.0 won 5 chips.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Player Subject3.0 won 15 chips.</text:p>
          </table:table-cell>
          <table:table-cell table:number-columns-repeated="4"/>
          <table:table-cell office:value-type="string" calcext:value-type="string">
            <text:p>Sent message 'Round_Win_Undisputed Subject2.0 37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2 started.</text:p>
          </table:table-cell>
        </table:table-row>
        <table:table-row table:style-name="ro1">
          <table:table-cell/>
          <table:table-cell office:value-type="string" calcext:value-type="string">
            <text:p>Starting Round: 4</text:p>
          </table:table-cell>
          <table:table-cell table:number-columns-repeated="4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Standing: Subject2.0: 45 chip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Sent message 'Chips Subject2.0 4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Chips Subject1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tanding: Subject1.0: 15 chip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Starting Round: 5</text:p>
          </table:table-cell>
          <table:table-cell table:number-columns-repeated="4"/>
          <table:table-cell office:value-type="string" calcext:value-type="string">
            <text:p>Hand: Subject2.0 has <text:s/>9c 4d 7s 2h 8s on hand.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Sent message 'Cards 9c 4d 7s 2h 8s' to player #1.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Sent message 'Cards As Ah 4c Kh 8d' to player #0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Cards 2d 6d Kd 5c 8h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Hand: Subject1.0 has <text:s/>As Ah 4c Kh 8d on han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Hand: Subject3.0 has <text:s/>2d 6d Kd 5c 8h on hand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layer Subject1.0: State changed to 1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Sent message 'Forced_Bet Subject1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Player_Fold Subject1.0 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Sent message 'Open? 11 10 5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Open 16' from player #2</text:p>
          </table:table-cell>
        </table:table-row>
        <table:table-row table:style-name="ro1">
          <table:table-cell/>
          <table:table-cell office:value-type="string" calcext:value-type="string">
            <text:p>Starting Round: 6</text:p>
          </table:table-cell>
          <table:table-cell table:number-columns-repeated="4"/>
          <table:table-cell office:value-type="string" calcext:value-type="string">
            <text:p>Received expected message from client #2. Message is 'Open 16'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Poker server: Disconnecting player 'Subject3.0'. Error during betting round: 'java.lang.IllegalStateException: Player cannot open to less than the specified raise; nor to more than the players total amount of chips.'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layer Subject3.0 disconnecte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Starting Round: 7</text:p>
          </table:table-cell>
          <table:table-cell table:number-columns-repeated="4"/>
          <table:table-cell office:value-type="string" calcext:value-type="string">
            <text:p>Hand: Subject2.0 has <text:s/>9c 4d 7s 2h 8s on hand.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Hand: Subject1.0 has <text:s/>As Ah 4c Kh 8d on hand.</text:p>
          </table:table-cell>
        </table:table-row>
        <table:table-row table:style-name="ro1">
          <table:table-cell/>
          <table:table-cell office:value-type="string" calcext:value-type="string">
            <text:p>The player Subject3.0 has 25 chips</text:p>
          </table:table-cell>
          <table:table-cell table:number-columns-repeated="4"/>
          <table:table-cell office:value-type="string" calcext:value-type="string">
            <text:p>Hand: Subject3.0 has <text:s/>2d 6d Kd 5c 8h on hand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Call: Call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/>
          <table:table-cell office:value-type="string" calcext:value-type="string">
            <text:p><text:s/>Subject2.0 Action: Call</text:p>
          </table:table-cell>
          <table:table-cell table:number-columns-repeated="4"/>
          <table:table-cell office:value-type="string" calcext:value-type="string">
            <text:p>Player Subject1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Player Subject2.0 won 30 chips undisputed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Round_Win_Undisputed Subject2.0 3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office:value-type="string" calcext:value-type="string">
            <text:p>Starting Round: 8</text:p>
          </table:table-cell>
          <table:table-cell table:number-columns-repeated="4"/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Standing: Subject2.0: 65 chips.</text:p>
          </table:table-cell>
        </table:table-row>
        <table:table-row table:style-name="ro1">
          <table:table-cell/>
          <table:table-cell office:value-type="string" calcext:value-type="string">
            <text:p>The player Subject3.0 has 15 chips</text:p>
          </table:table-cell>
          <table:table-cell table:number-columns-repeated="4"/>
          <table:table-cell office:value-type="string" calcext:value-type="string">
            <text:p>Sent message 'Chips Subject2.0 6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Sent message 'Chips Subject1.0 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Standing: Subject1.0: 5 chip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Fold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Hand: Subject2.0 has <text:s/>2c Kh 3c 7d 6c on hand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Sent message 'Cards 2c Kh 3c 7d 6c' to player #1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Cards Th Qc 3d 5h 8c' to player #0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Sent message 'Cards Ac 9d Jd 6d 9s' to player #2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Hand: Subject1.0 has <text:s/>Th Qc 3d 5h 8c on hand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Hand: Subject3.0 has <text:s/>Ac 9d Jd 6d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/>
          <table:table-cell office:value-type="string" calcext:value-type="string">
            <text:p>Starting Round: 9</text:p>
          </table:table-cell>
          <table:table-cell table:number-columns-repeated="4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Player Subject1.0: State changed to 2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Player Subject3.0 folded.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draw</text:p>
          </table:table-cell>
          <table:table-cell table:number-columns-repeated="4"/>
          <table:table-cell office:value-type="string" calcext:value-type="string">
            <text:p>Sent message 'Player_All-in Subject1.0 5' to all players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won 20 chips undisputed.</text:p>
          </table:table-cell>
          <table:table-cell table:number-columns-repeated="4"/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Throws 3c' from player #1</text:p>
          </table:table-cell>
        </table:table-row>
        <table:table-row table:style-name="ro1">
          <table:table-cell/>
          <table:table-cell office:value-type="string" calcext:value-type="string">
            <text:p>Starting Round: 10</text:p>
          </table:table-cell>
          <table:table-cell table:number-columns-repeated="4"/>
          <table:table-cell office:value-type="string" calcext:value-type="string">
            <text:p>Received expected message from client #1. Message is 'Throws 3c'.</text:p>
          </table:table-cell>
        </table:table-row>
        <table:table-row table:style-name="ro1">
          <table:table-cell/>
          <table:table-cell office:value-type="string" calcext:value-type="string">
            <text:p>The player Subject2.0 has 60 chips</text:p>
          </table:table-cell>
          <table:table-cell table:number-columns-repeated="4"/>
          <table:table-cell office:value-type="string" calcext:value-type="string">
            <text:p>Poker server: Draw ended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10 chips.</text:p>
          </table:table-cell>
          <table:table-cell table:number-columns-repeated="4"/>
          <table:table-cell office:value-type="string" calcext:value-type="string">
            <text:p>Hand: Subject2.0 has <text:s/>2c Kh 2s 7d 6c on hand.</text:p>
          </table:table-cell>
        </table:table-row>
        <table:table-row table:style-name="ro1">
          <table:table-cell/>
          <table:table-cell office:value-type="string" calcext:value-type="string">
            <text:p>Player Subject3.0 made a forced bet of 10 chips.</text:p>
          </table:table-cell>
          <table:table-cell table:number-columns-repeated="4"/>
          <table:table-cell office:value-type="string" calcext:value-type="string">
            <text:p>Sent message 'Cards 2c Kh 2s 7d 6c' to player #1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Sent message 'Player_Draw Subject2.0 1' to all players.</text:p>
          </table:table-cell>
        </table:table-row>
        <table:table-row table:style-name="ro1">
          <table:table-cell/>
          <table:table-cell office:value-type="string" calcext:value-type="string">
            <text:p>Call: All-in</text:p>
          </table:table-cell>
          <table:table-cell table:number-columns-repeated="4"/>
          <table:table-cell office:value-type="string" calcext:value-type="string">
            <text:p>Sent message 'Player_Draw Subject1.0 0' to all players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Hand: Subject1.0 has <text:s/>Th Qc 3d 5h 8c on hand.</text:p>
          </table:table-cell>
        </table:table-row>
        <table:table-row table:style-name="ro1">
          <table:table-cell/>
          <table:table-cell office:value-type="string" calcext:value-type="string">
            <text:p><text:s/>Subject3.0 Action: All-in</text:p>
          </table:table-cell>
          <table:table-cell table:number-columns-repeated="4"/>
          <table:table-cell office:value-type="string" calcext:value-type="string">
            <text:p>Hand: Subject3.0 has <text:s/>Ac 9d Jd 6d 9s on han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open</text:p>
          </table:table-cell>
          <table:table-cell table:number-columns-repeated="4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/>
          <table:table-cell office:value-type="string" calcext:value-type="string">
            <text:p>Request: Player_Fold Agent phase: betting</text:p>
          </table:table-cell>
          <table:table-cell table:number-columns-repeated="4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/>
          <table:table-cell office:value-type="string" calcext:value-type="string">
            <text:p>Player Subject2.0 folded.</text:p>
          </table:table-cell>
          <table:table-cell table:number-columns-repeated="4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/>
          <table:table-cell office:value-type="string" calcext:value-type="string">
            <text:p>Player requested to choose a call/raise action.</text:p>
          </table:table-cell>
          <table:table-cell table:number-columns-repeated="4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/>
          <table:table-cell office:value-type="string" calcext:value-type="string">
            <text:p>Call: Fold</text:p>
          </table:table-cell>
          <table:table-cell table:number-columns-repeated="4"/>
          <table:table-cell office:value-type="string" calcext:value-type="string">
            <text:p>Player Subject1.0: Status is 2, chips in pot is 5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/>
          <table:table-cell office:value-type="string" calcext:value-type="string">
            <text:p><text:s/>Subject1.0 Action: Fold</text:p>
          </table:table-cell>
          <table:table-cell table:number-columns-repeated="4"/>
          <table:table-cell office:value-type="string" calcext:value-type="string">
            <text:p>Poker server: Pot data: 3 player(s), 5 chips/player, 1 winner(s)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betting</text:p>
          </table:table-cell>
          <table:table-cell table:number-columns-repeated="4"/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/>
          <table:table-cell office:value-type="string" calcext:value-type="string">
            <text:p>Request: Round_Win_Undisputed Agent phase: info</text:p>
          </table:table-cell>
          <table:table-cell table:number-columns-repeated="4"/>
          <table:table-cell office:value-type="string" calcext:value-type="string">
            <text:p>Poker server: Player Subject2.0 won 5 chips.</text:p>
          </table:table-cell>
        </table:table-row>
        <table:table-row table:style-name="ro1">
          <table:table-cell/>
          <table:table-cell office:value-type="string" calcext:value-type="string">
            <text:p>Player Subject3.0 won 20 chips undisputed.</text:p>
          </table:table-cell>
          <table:table-cell table:number-columns-repeated="4"/>
          <table:table-cell office:value-type="string" calcext:value-type="string">
            <text:p>Poker server: Player Subject3.0 won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/>
          <table:table-cell office:value-type="string" calcext:value-type="string">
            <text:p>Starting Round: 11</text:p>
          </table:table-cell>
          <table:table-cell table:number-columns-repeated="4"/>
          <table:table-cell office:value-type="string" calcext:value-type="string">
            <text:p>Player Subject1.0: State changed to 0</text:p>
          </table:table-cell>
        </table:table-row>
        <table:table-row table:style-name="ro1">
          <table:table-cell/>
          <table:table-cell office:value-type="string" calcext:value-type="string">
            <text:p>The player Subject2.0 has 50 chips</text:p>
          </table:table-cell>
          <table:table-cell table:number-columns-repeated="4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/>
          <table:table-cell office:value-type="string" calcext:value-type="string">
            <text:p>The ante is: 20</text:p>
          </table:table-cell>
          <table:table-cell table:number-columns-repeated="4"/>
          <table:table-cell office:value-type="string" calcext:value-type="string">
            <text:p>Player Subject1.0: State changed to 3</text:p>
          </table:table-cell>
        </table:table-row>
        <table:table-row table:style-name="ro1">
          <table:table-cell/>
          <table:table-cell office:value-type="string" calcext:value-type="string">
            <text:p>Player Subject2.0 won 40 chips undisputed.</text:p>
          </table:table-cell>
          <table:table-cell table:number-columns-repeated="4"/>
          <table:table-cell office:value-type="string" calcext:value-type="string">
            <text:p>Sent message 'Player_Hand Subject2.0 2c Kh 2s 7d 6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1.0 Th Qc 3d 5h 8c' to all players.</text:p>
          </table:table-cell>
        </table:table-row>
        <table:table-row table:style-name="ro1">
          <table:table-cell/>
          <table:table-cell office:value-type="string" calcext:value-type="string">
            <text:p>Starting Round: 12</text:p>
          </table:table-cell>
          <table:table-cell table:number-columns-repeated="4"/>
          <table:table-cell office:value-type="string" calcext:value-type="string">
            <text:p>Sent message 'Player_Hand Subject3.0 Ac 9d Jd 6d 9s' to all players.</text:p>
          </table:table-cell>
        </table:table-row>
        <table:table-row table:style-name="ro1">
          <table:table-cell/>
          <table:table-cell office:value-type="string" calcext:value-type="string">
            <text:p>The player Subject2.0 has 70 chips</text:p>
          </table:table-cell>
          <table:table-cell table:number-columns-repeated="4"/>
          <table:table-cell office:value-type="string" calcext:value-type="string">
            <text:p>Sent message 'Round_result Subject2.0 5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2.0 made a forced bet of 20 chips.</text:p>
          </table:table-cell>
          <table:table-cell table:number-columns-repeated="4"/>
          <table:table-cell office:value-type="string" calcext:value-type="string">
            <text:p>Sent message 'Round_result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Player requested to choose an opening action.</text:p>
          </table:table-cell>
          <table:table-cell table:number-columns-repeated="4"/>
          <table:table-cell office:value-type="string" calcext:value-type="string">
            <text:p>Poker server: Round 4 started.</text:p>
          </table:table-cell>
        </table:table-row>
        <table:table-row table:style-name="ro1">
          <table:table-cell/>
          <table:table-cell office:value-type="string" calcext:value-type="string">
            <text:p>Open: Check</text:p>
          </table:table-cell>
          <table:table-cell table:number-columns-repeated="4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/>
          <table:table-cell table:formula="of:==================alive======================" office:value-type="string" office:string-value="" calcext:value-type="error">
            <text:p>Err:510</text:p>
          </table:table-cell>
          <table:table-cell table:number-columns-repeated="4"/>
          <table:table-cell office:value-type="string" calcext:value-type="string">
            <text:p>Sent message 'Round 4' to all players.</text:p>
          </table:table-cell>
        </table:table-row>
        <table:table-row table:style-name="ro1">
          <table:table-cell/>
          <table:table-cell office:value-type="string" calcext:value-type="string">
            <text:p><text:s/>Subject3.0 Action: Check</text:p>
          </table:table-cell>
          <table:table-cell table:number-columns-repeated="4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/>
          <table:table-cell office:value-type="string" calcext:value-type="string">
            <text:p>Request: Player_All-in Agent phase: open</text:p>
          </table:table-cell>
          <table:table-cell table:number-columns-repeated="4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/>
          <table:table-cell office:value-type="string" calcext:value-type="string">
            <text:p>Player Subject3.0 goes all-in with a pot of 5 chips.</text:p>
          </table:table-cell>
          <table:table-cell table:number-columns-repeated="4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draw</text:p>
          </table:table-cell>
          <table:table-cell table:number-columns-repeated="4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betting</text:p>
          </table:table-cell>
          <table:table-cell table:number-columns-repeated="4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/>
          <table:table-cell office:value-type="string" calcext:value-type="string">
            <text:p>Request: Player_Draw Agent phase: info</text:p>
          </table:table-cell>
          <table:table-cell table:number-columns-repeated="4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/>
          <table:table-cell office:value-type="string" calcext:value-type="string">
            <text:p>Player Subject2.0 exchanged 0 cards.</text:p>
          </table:table-cell>
          <table:table-cell table:number-columns-repeated="4"/>
          <table:table-cell office:value-type="string" calcext:value-type="string">
            <text:p>Poker server: Dealing cards.</text:p>
          </table:table-cell>
        </table:table-row>
        <table:table-row table:style-name="ro1">
          <table:table-cell/>
          <table:table-cell office:value-type="string" calcext:value-type="string">
            <text:p>Player Subject3.0 exchanged 0 cards.</text:p>
          </table:table-cell>
          <table:table-cell table:number-columns-repeated="4"/>
          <table:table-cell office:value-type="string" calcext:value-type="string">
            <text:p>Hand: Subject2.0 has <text:s/>Jc Kc 5c 4d Ac on hand.</text:p>
          </table:table-cell>
        </table:table-row>
        <table:table-row table:style-name="ro1">
          <table:table-cell/>
          <table:table-cell office:value-type="string" calcext:value-type="string">
            <text:p>Player Subject2.0 hand ['4c', 'Ad', '9s', '8c', '2c']</text:p>
          </table:table-cell>
          <table:table-cell table:number-columns-repeated="4"/>
          <table:table-cell office:value-type="string" calcext:value-type="string">
            <text:p>Sent message 'Cards Jc Kc 5c 4d Ac' to player #1.</text:p>
          </table:table-cell>
        </table:table-row>
        <table:table-row table:style-name="ro1">
          <table:table-cell/>
          <table:table-cell office:value-type="string" calcext:value-type="string">
            <text:p>Player Subject3.0 hand ['8s', 'Ks', 'Qh', '3s', '5s']</text:p>
          </table:table-cell>
          <table:table-cell table:number-columns-repeated="4"/>
          <table:table-cell office:value-type="string" calcext:value-type="string">
            <text:p>Sent message 'Cards 7d 2h Ts 8h 8s' to player #2.</text:p>
          </table:table-cell>
        </table:table-row>
        <table:table-row table:style-name="ro1">
          <table:table-cell/>
          <table:table-cell office:value-type="string" calcext:value-type="string">
            <text:p>Player Subject2.0 won 25 chips.</text:p>
          </table:table-cell>
          <table:table-cell table:number-columns-repeated="4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/>
          <table:table-cell office:value-type="string" calcext:value-type="string">
            <text:p>Subject2.0 lasted 13 rounds. Final chips: 75</text:p>
          </table:table-cell>
          <table:table-cell table:number-columns-repeated="4"/>
          <table:table-cell office:value-type="string" calcext:value-type="string">
            <text:p>Hand: Subject3.0 has <text:s/>7d 2h Ts 8h 8s on hand.</text:p>
          </table:table-cell>
        </table:table-row>
        <table:table-row table:style-name="ro1">
          <table:table-cell/>
          <table:table-cell office:value-type="string" calcext:value-type="string">
            <text:p>Subject3.0 lasted 12 rounds. Final chips: 0</text:p>
          </table:table-cell>
          <table:table-cell table:number-columns-repeated="4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Open? 11 10 50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isconnecting player 'Subject2.0'. Error during betting round: 'java.io.IOException: No response from player.'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 disconnec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Jc Kc 5c 4d A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7d 2h Ts 8h 8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5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d 7c 7d 8h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d 7c 7d 8h 9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c 2h 3s 5c 9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c 2h 3s 5c 9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d 7c 7d 8h 9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4c 2h 3s 5c 9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6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6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2c 5c 9h 9d 4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c 5c 9h 9d 4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6h Kh 5s 9s 7h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6h Kh 5s 9s 7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2c 5c 9h 9d 4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6h Kh 5s 9s 7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7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7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s 6c 7d Jd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s 6c 7d Jd 4d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c 9c 3c 6h 8h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c 9c 3c 6h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Call' from player #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Call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all' from client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s 6c 7d Jd 4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c 9c 3c 6h 8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8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8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h Jc Js Kc 4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Qh Jc Js Kc 4h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s Ts 8h 8c 9c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s Ts 8h 8c 9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Fold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Fold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h Jc Js Kc 4h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s Ts 8h 8c 9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9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9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s 3s Kc 4s 5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Qs 3s Kc 4s 5d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2h Ah Th Ts 3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h Ah Th Ts 3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Qs 3s Kc 4s 5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2h Ah Th Ts 3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0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6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6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1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1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d 6h 5s 3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7h Jd 6h 5s 3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Tc 5c Ts 2h 2s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Tc 5c Ts 2h 2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1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2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All-in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All-in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All-in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7h Jd 6h 5s 3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Tc 5c Ts 2h 2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1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0, chips in pot is 1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3.0 won 2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1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1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5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5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h Qh 9c Jc A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h Qh 9c Jc As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Kd 7s 9d 3s Td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Kd 7s 9d 3s T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Ante_Changed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20, minimum raise is 1 (to 2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ximum bet is 20, minimum raise is 1 (to 21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3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Fold Subject3.0 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8h Qh 9c Jc A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Kd 7s 9d 3s Td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1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40 chips undispu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Win_Undisputed Subject2.0 4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Round 12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 12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2.0: 7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2.0 7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1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hips Subject3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1.0: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anding: Subject3.0: 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uffling deck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ealing card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4c Ad 9s 8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4c Ad 9s 8c 2c' to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Cards 8s Ks Qh 3s 5s' to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Ks Qh 3s 5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Forced_Bet Subject2.0 2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All-in Subject3.0 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eceived message 'Check' from player #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Unexpected message 'Check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Error in messageReceivedEvent: java.lang.IllegalArgumentException: Unexpected message 'Check' from client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Draw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2.0 has <text:s/>4c Ad 9s 8c 2c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1.0 has null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2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Draw Subject3.0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and: Subject3.0 has <text:s/>8s Ks Qh 3s 5s on han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2.0: Status is 0, chips in pot is 2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us is 2, chips in pot is 5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2 player(s), 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ot data: 1 player(s), 15 chips/player, 1 winner(s)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2.0 4c Ad 9s 8c 2c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Player_Hand Subject3.0 8s Ks Qh 3s 5s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Player Subject2.0 won 2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Showdown ended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layer Subject3.0: State changed to 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ound_result Subject2.0 2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2.0 13 75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1.0 3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Result Subject3.0 12 0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2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1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isconnected player #0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inal results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: Subject2.0, 13 rounds, 75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: Subject3.0, 12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3: Subject1.0, 3 rounds, 0 chip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ker Server: The socket server has closed.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table:style-name="ce1" office:value-type="string" calcext:value-type="string">
            <text:p>Starting poker server...</text:p>
          </table:table-cell>
        </table:table-row>
        <table:table-row table:style-name="ro1">
          <table:table-cell office:value-type="string" calcext:value-type="string">
            <text:p>...done</text:p>
          </table:table-cell>
        </table:table-row>
        <table:table-row table:style-name="ro1">
          <table:table-cell office:value-type="string" calcext:value-type="string">
            <text:p>Poker server: Starting...</text:p>
          </table:table-cell>
        </table:table-row>
        <table:table-row table:style-name="ro1">
          <table:table-cell office:value-type="string" calcext:value-type="string">
            <text:p>Poker server: Awaiting players...</text:p>
          </table:table-cell>
        </table:table-row>
        <table:table-row table:style-name="ro1">
          <table:table-cell office:value-type="string" calcext:value-type="string">
            <text:p>Poker server started.</text:p>
          </table:table-cell>
        </table:table-row>
        <table:table-row table:style-name="ro1">
          <table:table-cell office:value-type="string" calcext:value-type="string">
            <text:p>Local address: 0.0.0.0</text:p>
          </table:table-cell>
        </table:table-row>
        <table:table-row table:style-name="ro1">
          <table:table-cell office:value-type="string" calcext:value-type="string">
            <text:p>Public address: null</text:p>
          </table:table-cell>
        </table:table-row>
        <table:table-row table:style-name="ro1">
          <table:table-cell office:value-type="string" calcext:value-type="string">
            <text:p>Port: 5000</text:p>
          </table:table-cell>
        </table:table-row>
        <table:table-row table:style-name="ro1">
          <table:table-cell office:value-type="string" calcext:value-type="string">
            <text:p>Player #0 connected. Requesting player name.</text:p>
          </table:table-cell>
        </table:table-row>
        <table:table-row table:style-name="ro1">
          <table:table-cell office:value-type="string" calcext:value-type="string">
            <text:p>Sent message 'Name?' to player #0.</text:p>
          </table:table-cell>
        </table:table-row>
        <table:table-row table:style-name="ro1">
          <table:table-cell office:value-type="string" calcext:value-type="string">
            <text:p>Received message 'Name Random' from player #0</text:p>
          </table:table-cell>
        </table:table-row>
        <table:table-row table:style-name="ro1">
          <table:table-cell office:value-type="string" calcext:value-type="string">
            <text:p>Connected player 'Random' (client ID #0).</text:p>
          </table:table-cell>
        </table:table-row>
        <table:table-row table:style-name="ro1">
          <table:table-cell office:value-type="string" calcext:value-type="string">
            <text:p>Player #1 connected. Requesting player name.</text:p>
          </table:table-cell>
        </table:table-row>
        <table:table-row table:style-name="ro1">
          <table:table-cell office:value-type="string" calcext:value-type="string">
            <text:p>Sent message 'Name?' to player #1.</text:p>
          </table:table-cell>
        </table:table-row>
        <table:table-row table:style-name="ro1">
          <table:table-cell office:value-type="string" calcext:value-type="string">
            <text:p>Received message 'Name Random' from player #1</text:p>
          </table:table-cell>
        </table:table-row>
        <table:table-row table:style-name="ro1">
          <table:table-cell office:value-type="string" calcext:value-type="string">
            <text:p>Connected player 'Random' (client ID #1).</text:p>
          </table:table-cell>
        </table:table-row>
        <table:table-row table:style-name="ro1">
          <table:table-cell office:value-type="string" calcext:value-type="string">
            <text:p>Poker server: All players connected.</text:p>
          </table:table-cell>
        </table:table-row>
        <table:table-row table:style-name="ro1">
          <table:table-cell office:value-type="string" calcext:value-type="string">
            <text:p>Poker server: Round 1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1' to all players.</text:p>
          </table:table-cell>
        </table:table-row>
        <table:table-row table:style-name="ro1">
          <table:table-cell office:value-type="string" calcext:value-type="string">
            <text:p>Standing: Random: 50 chips.</text:p>
          </table:table-cell>
        </table:table-row>
        <table:table-row table:style-name="ro1">
          <table:table-cell office:value-type="string" calcext:value-type="string">
            <text:p>Sent message 'Chips Random 50' to all players.</text:p>
          </table:table-cell>
        </table:table-row>
        <table:table-row table:style-name="ro1">
          <table:table-cell office:value-type="string" calcext:value-type="string">
            <text:p>Sent message 'Chips Random 50' to all players.</text:p>
          </table:table-cell>
        </table:table-row>
        <table:table-row table:style-name="ro1">
          <table:table-cell office:value-type="string" calcext:value-type="string">
            <text:p>Standing: Random: 5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8c 6s Th 8d Ac on hand.</text:p>
          </table:table-cell>
        </table:table-row>
        <table:table-row table:style-name="ro1">
          <table:table-cell office:value-type="string" calcext:value-type="string">
            <text:p>Sent message 'Cards 8c 6s Th 8d Ac' to player #0.</text:p>
          </table:table-cell>
        </table:table-row>
        <table:table-row table:style-name="ro1">
          <table:table-cell office:value-type="string" calcext:value-type="string">
            <text:p>Sent message 'Cards 4h 2c Ad 5h 4c' to player #1.</text:p>
          </table:table-cell>
        </table:table-row>
        <table:table-row table:style-name="ro1">
          <table:table-cell office:value-type="string" calcext:value-type="string">
            <text:p>Hand: Random has <text:s/>4h 2c Ad 5h 4c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40' to player #0.</text:p>
          </table:table-cell>
        </table:table-row>
        <table:table-row table:style-name="ro1">
          <table:table-cell office:value-type="string" calcext:value-type="string">
            <text:p>Received message 'Open 11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Open 11 '.</text:p>
          </table:table-cell>
        </table:table-row>
        <table:table-row table:style-name="ro1">
          <table:table-cell office:value-type="string" calcext:value-type="string">
            <text:p>Maximum bet is 11, minimum raise is 1 (to 12).</text:p>
          </table:table-cell>
        </table:table-row>
        <table:table-row table:style-name="ro1">
          <table:table-cell office:value-type="string" calcext:value-type="string">
            <text:p>Sent message 'Player_Open Random 11' to all players.</text:p>
          </table:table-cell>
        </table:table-row>
        <table:table-row table:style-name="ro1">
          <table:table-cell office:value-type="string" calcext:value-type="string">
            <text:p>Sent message 'Call/Raise? 11 12 10 40' to player #1.</text:p>
          </table:table-cell>
        </table:table-row>
        <table:table-row table:style-name="ro1">
          <table:table-cell office:value-type="string" calcext:value-type="string">
            <text:p>Received message 'Fold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Fold'.</text:p>
          </table:table-cell>
        </table:table-row>
        <table:table-row table:style-name="ro1">
          <table:table-cell office:value-type="string" calcext:value-type="string">
            <text:p>Player Random: State changed to 1</text:p>
          </table:table-cell>
        </table:table-row>
        <table:table-row table:style-name="ro1">
          <table:table-cell office:value-type="string" calcext:value-type="string">
            <text:p>Maximum bet is 11, minimum raise is 1 (to 12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Fold Random 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8c 6s Th 8d Ac on hand.</text:p>
          </table:table-cell>
        </table:table-row>
        <table:table-row table:style-name="ro1">
          <table:table-cell office:value-type="string" calcext:value-type="string">
            <text:p>Hand: Random has <text:s/>4h 2c Ad 5h 4c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0, chips in pot is 11.</text:p>
          </table:table-cell>
        </table:table-row>
        <table:table-row table:style-name="ro1">
          <table:table-cell office:value-type="string" calcext:value-type="string">
            <text:p>Player Random: Status is 1, chips in pot is 10.</text:p>
          </table:table-cell>
        </table:table-row>
        <table:table-row table:style-name="ro1">
          <table:table-cell office:value-type="string" calcext:value-type="string">
            <text:p>Poker server: Player Random won 21 chips undisputed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Sent message 'Round_Win_Undisputed Random 21' to all players.</text:p>
          </table:table-cell>
        </table:table-row>
        <table:table-row table:style-name="ro1">
          <table:table-cell office:value-type="string" calcext:value-type="string">
            <text:p>Poker server: Round 2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2' to all players.</text:p>
          </table:table-cell>
        </table:table-row>
        <table:table-row table:style-name="ro1">
          <table:table-cell office:value-type="string" calcext:value-type="string">
            <text:p>Standing: Random: 60 chips.</text:p>
          </table:table-cell>
        </table:table-row>
        <table:table-row table:style-name="ro1">
          <table:table-cell office:value-type="string" calcext:value-type="string">
            <text:p>Sent message 'Chips Random 60' to all players.</text:p>
          </table:table-cell>
        </table:table-row>
        <table:table-row table:style-name="ro1">
          <table:table-cell office:value-type="string" calcext:value-type="string">
            <text:p>Sent message 'Chips Random 40' to all players.</text:p>
          </table:table-cell>
        </table:table-row>
        <table:table-row table:style-name="ro1">
          <table:table-cell office:value-type="string" calcext:value-type="string">
            <text:p>Standing: Random: 4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4s 5s Ts 6c 3c on hand.</text:p>
          </table:table-cell>
        </table:table-row>
        <table:table-row table:style-name="ro1">
          <table:table-cell office:value-type="string" calcext:value-type="string">
            <text:p>Sent message 'Cards 4s 5s Ts 6c 3c' to player #0.</text:p>
          </table:table-cell>
        </table:table-row>
        <table:table-row table:style-name="ro1">
          <table:table-cell office:value-type="string" calcext:value-type="string">
            <text:p>Sent message 'Cards Kd 5h 6d Ah 8h' to player #1.</text:p>
          </table:table-cell>
        </table:table-row>
        <table:table-row table:style-name="ro1">
          <table:table-cell office:value-type="string" calcext:value-type="string">
            <text:p>Hand: Random has <text:s/>Kd 5h 6d Ah 8h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30' to player #1.</text:p>
          </table:table-cell>
        </table:table-row>
        <table:table-row table:style-name="ro1">
          <table:table-cell office:value-type="string" calcext:value-type="string">
            <text:p>Received message 'All-in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40, minimum raise is 30 (to 70).</text:p>
          </table:table-cell>
        </table:table-row>
        <table:table-row table:style-name="ro1">
          <table:table-cell office:value-type="string" calcext:value-type="string">
            <text:p>Sent message 'Player_All-in Random 40' to all players.</text:p>
          </table:table-cell>
        </table:table-row>
        <table:table-row table:style-name="ro1">
          <table:table-cell office:value-type="string" calcext:value-type="string">
            <text:p>Sent message 'Call/Raise? 40 70 10 50' to player #0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60, minimum raise is 30 (to 90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All-in Random 60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Received message 'Throws 8h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Throws 8h '.</text:p>
          </table:table-cell>
        </table:table-row>
        <table:table-row table:style-name="ro1">
          <table:table-cell office:value-type="string" calcext:value-type="string">
            <text:p>Sent message 'Cards Kd 5h 6d Ah 4d' to player #1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Received message 'Throws 5s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5s '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4s 8s Ts 6c 3c on hand.</text:p>
          </table:table-cell>
        </table:table-row>
        <table:table-row table:style-name="ro1">
          <table:table-cell office:value-type="string" calcext:value-type="string">
            <text:p>Sent message 'Cards 4s 8s Ts 6c 3c' to player #0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Hand: Random has <text:s/>Kd 5h 6d Ah 4d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2, chips in pot is 60.</text:p>
          </table:table-cell>
        </table:table-row>
        <table:table-row table:style-name="ro1">
          <table:table-cell office:value-type="string" calcext:value-type="string">
            <text:p>Player Random: Status is 2, chips in pot is 40.</text:p>
          </table:table-cell>
        </table:table-row>
        <table:table-row table:style-name="ro1">
          <table:table-cell office:value-type="string" calcext:value-type="string">
            <text:p>Poker server: Pot data: 2 player(s), 40 chips/player, 1 winner(s).</text:p>
          </table:table-cell>
        </table:table-row>
        <table:table-row table:style-name="ro1">
          <table:table-cell office:value-type="string" calcext:value-type="string">
            <text:p>Poker server: Pot data: 1 player(s), 20 chips/player, 1 winner(s).</text:p>
          </table:table-cell>
        </table:table-row>
        <table:table-row table:style-name="ro1">
          <table:table-cell office:value-type="string" calcext:value-type="string">
            <text:p>Poker server: Player Random won 20 chips.</text:p>
          </table:table-cell>
        </table:table-row>
        <table:table-row table:style-name="ro1">
          <table:table-cell office:value-type="string" calcext:value-type="string">
            <text:p>Sent message 'Player_Hand Random 4s 8s Ts 6c 3c' to all players.</text:p>
          </table:table-cell>
        </table:table-row>
        <table:table-row table:style-name="ro1">
          <table:table-cell office:value-type="string" calcext:value-type="string">
            <text:p>Sent message 'Player_Hand Random Kd 5h 6d Ah 4d' to all players.</text:p>
          </table:table-cell>
        </table:table-row>
        <table:table-row table:style-name="ro1">
          <table:table-cell office:value-type="string" calcext:value-type="string">
            <text:p>Sent message 'Round_result Random 20' to all players.</text:p>
          </table:table-cell>
        </table:table-row>
        <table:table-row table:style-name="ro1">
          <table:table-cell office:value-type="string" calcext:value-type="string">
            <text:p>Poker server: Player Random won 80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Sent message 'Round_result Random 80' to all players.</text:p>
          </table:table-cell>
        </table:table-row>
        <table:table-row table:style-name="ro1">
          <table:table-cell office:value-type="string" calcext:value-type="string">
            <text:p>Poker server: Round 3 start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</table:table-row>
        <table:table-row table:style-name="ro1">
          <table:table-cell office:value-type="string" calcext:value-type="string">
            <text:p>Sent message 'Round 3' to all players.</text:p>
          </table:table-cell>
        </table:table-row>
        <table:table-row table:style-name="ro1">
          <table:table-cell office:value-type="string" calcext:value-type="string">
            <text:p>Standing: Random: 20 chips.</text:p>
          </table:table-cell>
        </table:table-row>
        <table:table-row table:style-name="ro1">
          <table:table-cell office:value-type="string" calcext:value-type="string">
            <text:p>Sent message 'Chips Random 20' to all players.</text:p>
          </table:table-cell>
        </table:table-row>
        <table:table-row table:style-name="ro1">
          <table:table-cell office:value-type="string" calcext:value-type="string">
            <text:p>Sent message 'Chips Random 80' to all players.</text:p>
          </table:table-cell>
        </table:table-row>
        <table:table-row table:style-name="ro1">
          <table:table-cell office:value-type="string" calcext:value-type="string">
            <text:p>Standing: Random: 80 chips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</table:table-row>
        <table:table-row table:style-name="ro1">
          <table:table-cell office:value-type="string" calcext:value-type="string">
            <text:p>Hand: Random has <text:s/>8s 7h Th 7c 2d on hand.</text:p>
          </table:table-cell>
        </table:table-row>
        <table:table-row table:style-name="ro1">
          <table:table-cell office:value-type="string" calcext:value-type="string">
            <text:p>Sent message 'Cards 8s 7h Th 7c 2d' to player #0.</text:p>
          </table:table-cell>
        </table:table-row>
        <table:table-row table:style-name="ro1">
          <table:table-cell office:value-type="string" calcext:value-type="string">
            <text:p>Sent message 'Cards 3c 6s Ks 6c Jh' to player #1.</text:p>
          </table:table-cell>
        </table:table-row>
        <table:table-row table:style-name="ro1">
          <table:table-cell office:value-type="string" calcext:value-type="string">
            <text:p>Hand: Random has <text:s/>3c 6s Ks 6c Jh on hand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Forced_Bet Random 10' to all players.</text:p>
          </table:table-cell>
        </table:table-row>
        <table:table-row table:style-name="ro1">
          <table:table-cell office:value-type="string" calcext:value-type="string">
            <text:p>Sent message 'Open? 11 10 10' to player #0.</text:p>
          </table:table-cell>
        </table:table-row>
        <table:table-row table:style-name="ro1">
          <table:table-cell office:value-type="string" calcext:value-type="string">
            <text:p>Received message 'Open 14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Open 14 '.</text:p>
          </table:table-cell>
        </table:table-row>
        <table:table-row table:style-name="ro1">
          <table:table-cell office:value-type="string" calcext:value-type="string">
            <text:p>Maximum bet is 14, minimum raise is 4 (to 18).</text:p>
          </table:table-cell>
        </table:table-row>
        <table:table-row table:style-name="ro1">
          <table:table-cell office:value-type="string" calcext:value-type="string">
            <text:p>Sent message 'Player_Open Random 14' to all players.</text:p>
          </table:table-cell>
        </table:table-row>
        <table:table-row table:style-name="ro1">
          <table:table-cell office:value-type="string" calcext:value-type="string">
            <text:p>Sent message 'Call/Raise? 14 18 10 70' to player #1.</text:p>
          </table:table-cell>
        </table:table-row>
        <table:table-row table:style-name="ro1">
          <table:table-cell office:value-type="string" calcext:value-type="string">
            <text:p>Received message 'Raise 25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Raise 25 '.</text:p>
          </table:table-cell>
        </table:table-row>
        <table:table-row table:style-name="ro1">
          <table:table-cell office:value-type="string" calcext:value-type="string">
            <text:p>Maximum bet is 25, minimum raise is 11 (to 36).</text:p>
          </table:table-cell>
        </table:table-row>
        <table:table-row table:style-name="ro1">
          <table:table-cell office:value-type="string" calcext:value-type="string">
            <text:p>Sent message 'Player_Raise Random 25' to all players.</text:p>
          </table:table-cell>
        </table:table-row>
        <table:table-row table:style-name="ro1">
          <table:table-cell office:value-type="string" calcext:value-type="string">
            <text:p>Sent message 'Call/Raise? 25 36 14 6' to player #0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</table:table-row>
        <table:table-row table:style-name="ro1">
          <table:table-cell office:value-type="string" calcext:value-type="string">
            <text:p>Player Random: State changed to 2</text:p>
          </table:table-cell>
        </table:table-row>
        <table:table-row table:style-name="ro1">
          <table:table-cell office:value-type="string" calcext:value-type="string">
            <text:p>Maximum bet is 25, minimum raise is 11 (to 36)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</table:table-row>
        <table:table-row table:style-name="ro1">
          <table:table-cell office:value-type="string" calcext:value-type="string">
            <text:p>Sent message 'Player_All-in Random 20' to all players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</table:table-row>
        <table:table-row table:style-name="ro1">
          <table:table-cell office:value-type="string" calcext:value-type="string">
            <text:p>Received message 'Throws 7c ' from player #0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7c '.</text:p>
          </table:table-cell>
        </table:table-row>
        <table:table-row table:style-name="ro1">
          <table:table-cell office:value-type="string" calcext:value-type="string">
            <text:p>Sent message 'Cards 8s 7h Th 6h 2d' to player #0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</table:table-row>
        <table:table-row table:style-name="ro1">
          <table:table-cell office:value-type="string" calcext:value-type="string">
            <text:p>Received message 'Throws 6c ' from player #1</text:p>
          </table:table-cell>
        </table:table-row>
        <table:table-row table:style-name="ro1">
          <table:table-cell office:value-type="string" calcext:value-type="string">
            <text:p>Received expected message from client #1. Message is 'Throws 6c '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</table:table-row>
        <table:table-row table:style-name="ro1">
          <table:table-cell office:value-type="string" calcext:value-type="string">
            <text:p>Hand: Random has <text:s/>8s 7h Th 6h 2d on hand.</text:p>
          </table:table-cell>
        </table:table-row>
        <table:table-row table:style-name="ro1">
          <table:table-cell office:value-type="string" calcext:value-type="string">
            <text:p>Sent message 'Cards 3c 6s Ks Qs Jh' to player #1.</text:p>
          </table:table-cell>
        </table:table-row>
        <table:table-row table:style-name="ro1">
          <table:table-cell office:value-type="string" calcext:value-type="string">
            <text:p>Sent message 'Player_Draw Random 1' to all players.</text:p>
          </table:table-cell>
        </table:table-row>
        <table:table-row table:style-name="ro1">
          <table:table-cell office:value-type="string" calcext:value-type="string">
            <text:p>Hand: Random has <text:s/>3c 6s Ks Qs Jh on hand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</table:table-row>
        <table:table-row table:style-name="ro1">
          <table:table-cell office:value-type="string" calcext:value-type="string">
            <text:p>Player Random: Status is 2, chips in pot is 20.</text:p>
          </table:table-cell>
        </table:table-row>
        <table:table-row table:style-name="ro1">
          <table:table-cell office:value-type="string" calcext:value-type="string">
            <text:p>Player Random: Status is 0, chips in pot is 25.</text:p>
          </table:table-cell>
        </table:table-row>
        <table:table-row table:style-name="ro1">
          <table:table-cell office:value-type="string" calcext:value-type="string">
            <text:p>Poker server: Pot data: 2 player(s), 20 chips/player, 1 winner(s).</text:p>
          </table:table-cell>
        </table:table-row>
        <table:table-row table:style-name="ro1">
          <table:table-cell office:value-type="string" calcext:value-type="string">
            <text:p>Poker server: Pot data: 1 player(s), 5 chips/player, 1 winner(s).</text:p>
          </table:table-cell>
        </table:table-row>
        <table:table-row table:style-name="ro1">
          <table:table-cell office:value-type="string" calcext:value-type="string">
            <text:p>Poker server: Player Random won 45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</table:table-row>
        <table:table-row table:style-name="ro1">
          <table:table-cell office:value-type="string" calcext:value-type="string">
            <text:p>Player Random: State changed to 0</text:p>
          </table:table-cell>
        </table:table-row>
        <table:table-row table:style-name="ro1">
          <table:table-cell office:value-type="string" calcext:value-type="string">
            <text:p>Player Random: State changed to 3</text:p>
          </table:table-cell>
        </table:table-row>
        <table:table-row table:style-name="ro1">
          <table:table-cell office:value-type="string" calcext:value-type="string">
            <text:p>Sent message 'Player_Hand Random 8s 7h Th 6h 2d' to all players.</text:p>
          </table:table-cell>
        </table:table-row>
        <table:table-row table:style-name="ro1">
          <table:table-cell office:value-type="string" calcext:value-type="string">
            <text:p>Sent message 'Player_Hand Random 3c 6s Ks Qs Jh' to all players.</text:p>
          </table:table-cell>
        </table:table-row>
        <table:table-row table:style-name="ro1">
          <table:table-cell office:value-type="string" calcext:value-type="string">
            <text:p>Sent message 'Round_result Random 45' to all players.</text:p>
          </table:table-cell>
        </table:table-row>
        <table:table-row table:style-name="ro1">
          <table:table-cell office:value-type="string" calcext:value-type="string">
            <text:p>Sent message 'Result Random 3 0' to all players.</text:p>
          </table:table-cell>
        </table:table-row>
        <table:table-row table:style-name="ro1">
          <table:table-cell office:value-type="string" calcext:value-type="string">
            <text:p>Sent message 'Result Random 4 100' to all players.</text:p>
          </table:table-cell>
        </table:table-row>
        <table:table-row table:style-name="ro1">
          <table:table-cell office:value-type="string" calcext:value-type="string">
            <text:p>Sent message 'Game_Over' to all players.</text:p>
          </table:table-cell>
        </table:table-row>
        <table:table-row table:style-name="ro1">
          <table:table-cell office:value-type="string" calcext:value-type="string">
            <text:p>Disconnected player #1.</text:p>
          </table:table-cell>
        </table:table-row>
        <table:table-row table:style-name="ro1">
          <table:table-cell office:value-type="string" calcext:value-type="string">
            <text:p>Disconnected player #0.</text:p>
          </table:table-cell>
        </table:table-row>
        <table:table-row table:style-name="ro1">
          <table:table-cell office:value-type="string" calcext:value-type="string">
            <text:p>Poker Server: Thread finished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Final results:</text:p>
          </table:table-cell>
        </table:table-row>
        <table:table-row table:style-name="ro1">
          <table:table-cell office:value-type="string" calcext:value-type="string">
            <text:p>1: Random, 4 rounds, 100 chips.</text:p>
          </table:table-cell>
        </table:table-row>
        <table:table-row table:style-name="ro1">
          <table:table-cell office:value-type="string" calcext:value-type="string">
            <text:p>2: Random, 3 rounds, 0 chips.</text:p>
          </table:table-cell>
        </table:table-row>
        <table:table-row table:style-name="ro1">
          <table:table-cell office:value-type="string" calcext:value-type="string">
            <text:p>Poker Server: The socket server has closed.</text:p>
          </table:table-cell>
        </table:table-row>
      </table:table>
      <table:table table:name="Sheet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tarting poker server...</text:p>
          </table:table-cell>
          <table:table-cell table:number-columns-repeated="8"/>
          <table:table-cell office:value-type="string" calcext:value-type="string">
            <text:p>Starting Round: 1</text:p>
          </table:table-cell>
        </table:table-row>
        <table:table-row table:style-name="ro1">
          <table:table-cell office:value-type="string" calcext:value-type="string">
            <text:p>...done</text:p>
          </table:table-cell>
          <table:table-cell table:number-columns-repeated="8"/>
          <table:table-cell office:value-type="string" calcext:value-type="string">
            <text:p>The player Subject_4 has 25 chips</text:p>
          </table:table-cell>
        </table:table-row>
        <table:table-row table:style-name="ro1">
          <table:table-cell office:value-type="string" calcext:value-type="string">
            <text:p>Poker server: Starting...</text:p>
          </table:table-cell>
          <table:table-cell table:number-columns-repeated="8"/>
          <table:table-cell office:value-type="string" calcext:value-type="string">
            <text:p>The player Subject_2 has 25 chips</text:p>
          </table:table-cell>
        </table:table-row>
        <table:table-row table:style-name="ro1">
          <table:table-cell office:value-type="string" calcext:value-type="string">
            <text:p>Poker server: Awaiting players...</text:p>
          </table:table-cell>
          <table:table-cell table:number-columns-repeated="8"/>
          <table:table-cell office:value-type="string" calcext:value-type="string">
            <text:p>The player Subject_5 has 25 chips</text:p>
          </table:table-cell>
        </table:table-row>
        <table:table-row table:style-name="ro1">
          <table:table-cell office:value-type="string" calcext:value-type="string">
            <text:p>Poker server started.</text:p>
          </table:table-cell>
          <table:table-cell table:number-columns-repeated="8"/>
          <table:table-cell office:value-type="string" calcext:value-type="string">
            <text:p>Player Subject_1 hand ['Ks', '4d', 'Ah', '5s', '6c']</text:p>
          </table:table-cell>
        </table:table-row>
        <table:table-row table:style-name="ro1">
          <table:table-cell office:value-type="string" calcext:value-type="string">
            <text:p>Local address: 0.0.0.0</text:p>
          </table:table-cell>
          <table:table-cell table:number-columns-repeated="8"/>
          <table:table-cell office:value-type="string" calcext:value-type="string">
            <text:p>The ante is: 10</text:p>
          </table:table-cell>
        </table:table-row>
        <table:table-row table:style-name="ro1">
          <table:table-cell office:value-type="string" calcext:value-type="string">
            <text:p>Public address: null</text:p>
          </table:table-cell>
          <table:table-cell table:number-columns-repeated="8"/>
          <table:table-cell office:value-type="string" calcext:value-type="string">
            <text:p>Player Subject_3 made a forced bet of 10 chips.</text:p>
          </table:table-cell>
        </table:table-row>
        <table:table-row table:style-name="ro1">
          <table:table-cell office:value-type="string" calcext:value-type="string">
            <text:p>Port: 500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#0 connected. Requesting player name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#1 connected. Requesting player name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layer #2 connected. Requesting player name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#3 connected. Requesting player name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layer #4 connected. Requesting player name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Name?' to player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Name?' to player #1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Name?' to player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Name?' to player #3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Sent message 'Name?' to player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Name Subject_1' from player #0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Connected player 'Subject_1' (client ID #0)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message 'Name Subject_3' from player #2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Name Subject_4' from player #3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Connected player 'Subject_4' (client ID #3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Name Subject_2' from player #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Connected player 'Subject_2' (client ID #1)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Received message 'Name Subject_5' from player #4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Connected player 'Subject_5' (client ID #4)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Connected player 'Subject_3' (client ID #2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All players connect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Round 1 starte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Round 1' to all players.</text:p>
          </table:table-cell>
          <table:table-cell table:number-columns-repeated="8"/>
          <table:table-cell office:value-type="string" calcext:value-type="string">
            <text:p><text:s/>Subject_5 Action: Check</text:p>
          </table:table-cell>
        </table:table-row>
        <table:table-row table:style-name="ro1">
          <table:table-cell office:value-type="string" calcext:value-type="string">
            <text:p>Sent message 'Chips Subject_1 25' to all players.</text:p>
          </table:table-cell>
          <table:table-cell table:number-columns-repeated="8"/>
          <table:table-cell office:value-type="string" calcext:value-type="string">
            <text:p>Player Subject_1 goes all-in with a pot of 25 chips.</text:p>
          </table:table-cell>
        </table:table-row>
        <table:table-row table:style-name="ro1">
          <table:table-cell office:value-type="string" calcext:value-type="string">
            <text:p>Sent message 'Chips Subject_3 25' to all players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Chips Subject_2 2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1: 25 chips.</text:p>
          </table:table-cell>
          <table:table-cell table:number-columns-repeated="8"/>
          <table:table-cell office:value-type="string" calcext:value-type="string">
            <text:p><text:s/>Subject_3 Action: Fold</text:p>
          </table:table-cell>
        </table:table-row>
        <table:table-row table:style-name="ro1">
          <table:table-cell office:value-type="string" calcext:value-type="string">
            <text:p>Sent message 'Chips Subject_5 25' to all players.</text:p>
          </table:table-cell>
          <table:table-cell table:number-columns-repeated="8"/>
          <table:table-cell office:value-type="string" calcext:value-type="string">
            <text:p>Player Subject_3 folded.</text:p>
          </table:table-cell>
        </table:table-row>
        <table:table-row table:style-name="ro1">
          <table:table-cell office:value-type="string" calcext:value-type="string">
            <text:p>Standing: Subject_3: 25 chips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tanding: Subject_2: 2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5: 25 chips.</text:p>
          </table:table-cell>
          <table:table-cell table:number-columns-repeated="8"/>
          <table:table-cell office:value-type="string" calcext:value-type="string">
            <text:p><text:s/>Subject_4 Action: Fold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Sent message 'Cards Ks 4d Ah 5s 6c' to player #0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Cards 3c 9s 5h Tc 4h' to player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7c 4s 7d 4c 8s' to player #3.</text:p>
          </table:table-cell>
          <table:table-cell table:number-columns-repeated="8"/>
          <table:table-cell office:value-type="string" calcext:value-type="string">
            <text:p><text:s/>Subject_2 Action: Fold</text:p>
          </table:table-cell>
        </table:table-row>
        <table:table-row table:style-name="ro1">
          <table:table-cell office:value-type="string" calcext:value-type="string">
            <text:p>Sent message 'Cards 6d Ad Qc Ts 8h' to player #1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Hand: Subject_1 has <text:s/>Ks 4d Ah 5s 6c on hand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Cards Js 9d 5d 8c 5c' to player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3 has <text:s/>3c 9s 5h Tc 4h on hand.</text:p>
          </table:table-cell>
          <table:table-cell table:number-columns-repeated="8"/>
          <table:table-cell office:value-type="string" calcext:value-type="string">
            <text:p><text:s/>Subject_5 Action: Fold</text:p>
          </table:table-cell>
        </table:table-row>
        <table:table-row table:style-name="ro1">
          <table:table-cell office:value-type="string" calcext:value-type="string">
            <text:p>Hand: Subject_4 has <text:s/>7c 4s 7d 4c 8s on hand.</text:p>
          </table:table-cell>
          <table:table-cell table:number-columns-repeated="8"/>
          <table:table-cell office:value-type="string" calcext:value-type="string">
            <text:p>Player Subject_2 folded.</text:p>
          </table:table-cell>
        </table:table-row>
        <table:table-row table:style-name="ro1">
          <table:table-cell office:value-type="string" calcext:value-type="string">
            <text:p>Hand: Subject_2 has <text:s/>6d Ad Qc Ts 8h on hand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Hand: Subject_5 has <text:s/>Js 9d 5d 8c 5c on hand.</text:p>
          </table:table-cell>
          <table:table-cell table:number-columns-repeated="8"/>
          <table:table-cell office:value-type="string" calcext:value-type="string">
            <text:p>Call: All-in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Subject_5 goes all-in with a pot of 25 chips.</text:p>
          </table:table-cell>
        </table:table-row>
        <table:table-row table:style-name="ro1">
          <table:table-cell office:value-type="string" calcext:value-type="string">
            <text:p>Sent message 'Ante_Changed 10' to all players.</text:p>
          </table:table-cell>
          <table:table-cell table:number-columns-repeated="8"/>
          <table:table-cell office:value-type="string" calcext:value-type="string">
            <text:p>Request: Draw? Agent phase: draw</text:p>
          </table:table-cell>
        </table:table-row>
        <table:table-row table:style-name="ro1">
          <table:table-cell office:value-type="string" calcext:value-type="string">
            <text:p>Sent message 'Forced_Bet Subject_1 10' to all players.</text:p>
          </table:table-cell>
          <table:table-cell table:number-columns-repeated="8"/>
          <table:table-cell office:value-type="string" calcext:value-type="string">
            <text:p>Requested information about what cards to throw</text:p>
          </table:table-cell>
        </table:table-row>
        <table:table-row table:style-name="ro1">
          <table:table-cell office:value-type="string" calcext:value-type="string">
            <text:p>Sent message 'Forced_Bet Subject_3 10' to all players.</text:p>
          </table:table-cell>
          <table:table-cell table:number-columns-repeated="8"/>
          <table:table-cell office:value-type="string" calcext:value-type="string">
            <text:p>['Ks', '4d', 'Ah', '5s', '6c']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Subject_1 Action: Throws 5s</text:p>
          </table:table-cell>
        </table:table-row>
        <table:table-row table:style-name="ro1">
          <table:table-cell office:value-type="string" calcext:value-type="string">
            <text:p>Sent message 'Forced_Bet Subject_2 10' to all players.</text:p>
          </table:table-cell>
          <table:table-cell table:number-columns-repeated="8"/>
          <table:table-cell office:value-type="string" calcext:value-type="string">
            <text:p>Request: Cards Agent phase: info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Subject_1 hand ['Ks', '4d', 'Ah', 'Qd', '6c']</text:p>
          </table:table-cell>
        </table:table-row>
        <table:table-row table:style-name="ro1">
          <table:table-cell office:value-type="string" calcext:value-type="string">
            <text:p>Sent message 'Open? 11 10 15' to player #0.</text:p>
          </table:table-cell>
          <table:table-cell table:number-columns-repeated="8"/>
          <table:table-cell office:value-type="string" calcext:value-type="string">
            <text:p>Requested information about what cards to throw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['7c', '4s', '7d', '4c', '8s']</text:p>
          </table:table-cell>
        </table:table-row>
        <table:table-row table:style-name="ro1">
          <table:table-cell office:value-type="string" calcext:value-type="string">
            <text:p>Received expected message from client #0. Message is 'All-in'.</text:p>
          </table:table-cell>
          <table:table-cell table:number-columns-repeated="8"/>
          <table:table-cell office:value-type="string" calcext:value-type="string">
            <text:p>Player Subject_1 exchanged 1 cards.</text:p>
          </table:table-cell>
        </table:table-row>
        <table:table-row table:style-name="ro1">
          <table:table-cell office:value-type="string" calcext:value-type="string">
            <text:p>Player Subject_1: State changed to 2</text:p>
          </table:table-cell>
          <table:table-cell table:number-columns-repeated="8"/>
          <table:table-cell office:value-type="string" calcext:value-type="string">
            <text:p>Subject_4 Action: Throws 4s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Player Subject_4 exchanged 1 cards.</text:p>
          </table:table-cell>
        </table:table-row>
        <table:table-row table:style-name="ro1">
          <table:table-cell office:value-type="string" calcext:value-type="string">
            <text:p>Sent message 'Player_All-in Subject_1 25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ll/Raise? 25 40 10 15' to player #2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message 'Check' from player #4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Received expected message from client #2. Message is 'Check'.</text:p>
          </table:table-cell>
          <table:table-cell table:number-columns-repeated="8"/>
          <table:table-cell office:value-type="string" calcext:value-type="string">
            <text:p>Request: Player_Hand Agent phase: draw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Request: Player_Hand Agent phase: betting</text:p>
          </table:table-cell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8"/>
          <table:table-cell office:value-type="string" calcext:value-type="string">
            <text:p>Request: Player_Hand Agent phase: info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Player Subject_1 hand ['Ks', '4d', 'Ah', 'Qd', '6c']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8"/>
          <table:table-cell office:value-type="string" calcext:value-type="string">
            <text:p>Player Subject_5 hand ['Js', '9d', '5d', '8c', '5c', 'Round_result', 'Subject_5', '80']</text:p>
          </table:table-cell>
        </table:table-row>
        <table:table-row table:style-name="ro1">
          <table:table-cell office:value-type="string" calcext:value-type="string">
            <text:p>Received message 'Fold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4.</text:p>
          </table:table-cell>
          <table:table-cell table:number-columns-repeated="8"/>
          <table:table-cell office:value-type="string" calcext:value-type="string">
            <text:p>Starting Round: 2</text:p>
          </table:table-cell>
        </table:table-row>
        <table:table-row table:style-name="ro1">
          <table:table-cell office:value-type="string" calcext:value-type="string">
            <text:p>Poker server: Unexpected message 'Fold' from client #2.</text:p>
          </table:table-cell>
          <table:table-cell table:number-columns-repeated="8"/>
          <table:table-cell office:value-type="string" calcext:value-type="string">
            <text:p>The player Subject_3 has 15 chips</text:p>
          </table:table-cell>
        </table:table-row>
        <table:table-row table:style-name="ro1">
          <table:table-cell office:value-type="string" calcext:value-type="string">
            <text:p>Poker server: Disconnecting player 'Subject_3'. Error during betting round: java.lang.IllegalArgumentException: Expected raising action, received answer 'Check'..</text:p>
          </table:table-cell>
          <table:table-cell table:number-columns-repeated="8"/>
          <table:table-cell office:value-type="string" calcext:value-type="string">
            <text:p>The player Subject_4 has 15 chips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4.</text:p>
          </table:table-cell>
          <table:table-cell table:number-columns-repeated="8"/>
          <table:table-cell office:value-type="string" calcext:value-type="string">
            <text:p>The player Subject_2 has 15 chips</text:p>
          </table:table-cell>
        </table:table-row>
        <table:table-row table:style-name="ro1">
          <table:table-cell office:value-type="string" calcext:value-type="string">
            <text:p>Player Subject_3 disconnected.</text:p>
          </table:table-cell>
          <table:table-cell table:number-columns-repeated="8"/>
          <table:table-cell office:value-type="string" calcext:value-type="string">
            <text:p>Player Subject_3 made a forced bet of 10 chips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Fold' from client #2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Player Subject_3: State changed to 1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Player Subject_3 folded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Player_Fold Subject_3 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all/Raise? 25 40 10 15' to player #3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Fold' from player #3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expected message from client #3. Message is 'Fold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ent message 'Call/Raise? 25 40 10 15' to player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Fold' from player #4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Received message 'Fold' from player #1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Unexpected message 'Fold' from client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expected message from client #1. Message is 'Fold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Fold' from client #4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: State changed to 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Player_Fold Subject_2 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ll/Raise? 25 40 10 15' to player #4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expected message from client #4. Message is 'All-in'.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Player Subject_5: State changed to 2</text:p>
          </table:table-cell>
          <table:table-cell table:number-columns-repeated="8"/>
          <table:table-cell office:value-type="string" calcext:value-type="string">
            <text:p>Player Subject_4 goes all-in with a pot of 15 chips.</text:p>
          </table:table-cell>
        </table:table-row>
        <table:table-row table:style-name="ro1">
          <table:table-cell office:value-type="string" calcext:value-type="string">
            <text:p>Maximum bet is 25, minimum raise is 15 (to 40)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Sent message 'Player_All-in Subject_5 2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<text:s/>Subject_5 Action: Fold</text:p>
          </table:table-cell>
        </table:table-row>
        <table:table-row table:style-name="ro1">
          <table:table-cell office:value-type="string" calcext:value-type="string">
            <text:p>Sent message 'Draw?' to player #0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Received message 'Throws 5s' from player #0</text:p>
          </table:table-cell>
          <table:table-cell table:number-columns-repeated="8"/>
          <table:table-cell office:value-type="string" calcext:value-type="string">
            <text:p>Player Subject_4 won 45 chips undisputed.</text:p>
          </table:table-cell>
        </table:table-row>
        <table:table-row table:style-name="ro1">
          <table:table-cell office:value-type="string" calcext:value-type="string">
            <text:p>Received expected message from client #0. Message is 'Throws 5s'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s 4d Ah Qd 6c' to player #0.</text:p>
          </table:table-cell>
          <table:table-cell table:number-columns-repeated="8"/>
          <table:table-cell office:value-type="string" calcext:value-type="string">
            <text:p>Starting Round: 3</text:p>
          </table:table-cell>
        </table:table-row>
        <table:table-row table:style-name="ro1">
          <table:table-cell office:value-type="string" calcext:value-type="string">
            <text:p>Sent message 'Player_Draw Subject_1 1' to all players.</text:p>
          </table:table-cell>
          <table:table-cell table:number-columns-repeated="8"/>
          <table:table-cell office:value-type="string" calcext:value-type="string">
            <text:p>The player Subject_4 has 45 chips</text:p>
          </table:table-cell>
        </table:table-row>
        <table:table-row table:style-name="ro1">
          <table:table-cell office:value-type="string" calcext:value-type="string">
            <text:p>Sent message 'Player_Draw Subject_3 0' to all player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ent message 'Draw?' to player #3.</text:p>
          </table:table-cell>
          <table:table-cell table:number-columns-repeated="8"/>
          <table:table-cell office:value-type="string" calcext:value-type="string">
            <text:p>Player Subject_2 goes all-in with a pot of 5 chips.</text:p>
          </table:table-cell>
        </table:table-row>
        <table:table-row table:style-name="ro1">
          <table:table-cell office:value-type="string" calcext:value-type="string">
            <text:p>Received message 'Throws 4s' from player #3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Received expected message from client #3. Message is 'Throws 4s'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rds 7c Qh 7d 4c 8s' to player #3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Player_Draw Subject_4 1' to all player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Draw?' to player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Request: Player_Check Agent phase: open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Player Subject_4 checked.</text:p>
          </table:table-cell>
        </table:table-row>
        <table:table-row table:style-name="ro1">
          <table:table-cell office:value-type="string" calcext:value-type="string">
            <text:p>Poker server: Disconnecting player 'Subject_2'. Error during draw: java.io.IOException: No response from player.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 disconnected.</text:p>
          </table:table-cell>
          <table:table-cell table:number-columns-repeated="8"/>
          <table:table-cell office:value-type="string" calcext:value-type="string">
            <text:p>Open: Open 15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<text:s/>Ks 4d Ah Qd 6c on hand.</text:p>
          </table:table-cell>
          <table:table-cell table:number-columns-repeated="8"/>
          <table:table-cell office:value-type="string" calcext:value-type="string">
            <text:p><text:s/>Subject_5 Action: ('Open', 15)</text:p>
          </table:table-cell>
        </table:table-row>
        <table:table-row table:style-name="ro1">
          <table:table-cell office:value-type="string" calcext:value-type="string">
            <text:p>Hand: Subject_3 has <text:s/>3c 9s 5h Tc 4h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4 has <text:s/>7c Qh 7d 4c 8s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2 has <text:s/>6d Ad Qc Ts 8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5 has <text:s/>Js 9d 5d 8c 5c on hand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Player Subject_5 opened, has put 15 chips into the pot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1: Status is 2, chips in pot is 25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3: Status is 1, chips in pot is 10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Player requested to choose a call/raise action.</text:p>
          </table:table-cell>
        </table:table-row>
        <table:table-row table:style-name="ro1">
          <table:table-cell office:value-type="string" calcext:value-type="string">
            <text:p>Player Subject_2: Status is 1, chips in pot is 10.</text:p>
          </table:table-cell>
          <table:table-cell table:number-columns-repeated="8"/>
          <table:table-cell office:value-type="string" calcext:value-type="string">
            <text:p>Call: Fold</text:p>
          </table:table-cell>
        </table:table-row>
        <table:table-row table:style-name="ro1">
          <table:table-cell office:value-type="string" calcext:value-type="string">
            <text:p>Player Subject_5: Status is 2, chips in pot is 25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Pot data: 5 player(s), 10 chips/player, 1 winner(s).</text:p>
          </table:table-cell>
          <table:table-cell table:number-columns-repeated="8"/>
          <table:table-cell office:value-type="string" calcext:value-type="string">
            <text:p><text:s/>Subject_5 Action: Fold</text:p>
          </table:table-cell>
        </table:table-row>
        <table:table-row table:style-name="ro1">
          <table:table-cell office:value-type="string" calcext:value-type="string">
            <text:p>Poker server: Pot data: 2 player(s), 15 chips/player, 1 winner(s)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Player Subject_5 won 80 chips.</text:p>
          </table:table-cell>
          <table:table-cell table:number-columns-repeated="8"/>
          <table:table-cell office:value-type="string" calcext:value-type="string">
            <text:p>Request: Player_Draw Agent phase: draw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Request: Player_Draw Agent phase: betting</text:p>
          </table:table-cell>
        </table:table-row>
        <table:table-row table:style-name="ro1">
          <table:table-cell office:value-type="string" calcext:value-type="string">
            <text:p>Player Subject_1: State changed to 0</text:p>
          </table:table-cell>
          <table:table-cell table:number-columns-repeated="8"/>
          <table:table-cell office:value-type="string" calcext:value-type="string">
            <text:p>Request: Player_Draw Agent phase: info</text:p>
          </table:table-cell>
        </table:table-row>
        <table:table-row table:style-name="ro1">
          <table:table-cell office:value-type="string" calcext:value-type="string">
            <text:p>Player Subject_3: State changed to 0</text:p>
          </table:table-cell>
          <table:table-cell table:number-columns-repeated="8"/>
          <table:table-cell office:value-type="string" calcext:value-type="string">
            <text:p>Player Subject_4 exchanged 0 cards.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2: State changed to 0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1: State changed to 3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Hand Subject_1 Ks 4d Ah Qd 6c' to all players.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Sent message 'Player_Hand Subject_5 Js 9d 5d 8c 5c' to all players.</text:p>
          </table:table-cell>
          <table:table-cell table:number-columns-repeated="8"/>
          <table:table-cell office:value-type="string" calcext:value-type="string">
            <text:p>Player Subject_5 exchanged 0 cards.</text:p>
          </table:table-cell>
        </table:table-row>
        <table:table-row table:style-name="ro1">
          <table:table-cell office:value-type="string" calcext:value-type="string">
            <text:p>Sent message 'Round_result Subject_5 80' to all players.</text:p>
          </table:table-cell>
          <table:table-cell table:number-columns-repeated="8"/>
          <table:table-cell office:value-type="string" calcext:value-type="string">
            <text:p>Player Subject_3 exchanged 0 cards.</text:p>
          </table:table-cell>
        </table:table-row>
        <table:table-row table:style-name="ro1">
          <table:table-cell office:value-type="string" calcext:value-type="string">
            <text:p>Poker server: Round 2 started.</text:p>
          </table:table-cell>
          <table:table-cell table:number-columns-repeated="8"/>
          <table:table-cell office:value-type="string" calcext:value-type="string">
            <text:p>Player Subject_3 hand ['Kc', 'Td', '9c', 'Qs', '7c']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2 hand ['7d', '2d', '3h', '6c', '4h']</text:p>
          </table:table-cell>
        </table:table-row>
        <table:table-row table:style-name="ro1">
          <table:table-cell office:value-type="string" calcext:value-type="string">
            <text:p>Sent message 'Round 2' to all players.</text:p>
          </table:table-cell>
          <table:table-cell table:number-columns-repeated="8"/>
          <table:table-cell office:value-type="string" calcext:value-type="string">
            <text:p>Player Subject_5 hand ['6h', 'Jc', '7s', 'Ks', 'Ac', 'Round_result', 'Subject_5', '35']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Starting Round: 4</text:p>
          </table:table-cell>
        </table:table-row>
        <table:table-row table:style-name="ro1">
          <table:table-cell office:value-type="string" calcext:value-type="string">
            <text:p>Sent message 'Chips Subject_3 15' to all players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Sent message 'Chips Subject_4 15' to all players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Sent message 'Chips Subject_2 15' to all players.</text:p>
          </table:table-cell>
          <table:table-cell table:number-columns-repeated="8"/>
          <table:table-cell office:value-type="string" calcext:value-type="string">
            <text:p>The player Subject_5 has 90 chips</text:p>
          </table:table-cell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Standing: Subject_3: 15 chip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tanding: Subject_4: 15 chips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Standing: Subject_2: 15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Sent message 'Cards 6c 8c Jc 8d 4d' to player #2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rds 9s 5s 2h 9h Kc' to player #3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ards 8s Qd Qh Jd 7s' to player #1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Cards Td Ks Tc Qc 4h' to player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3 has <text:s/>6c 8c Jc 8d 4d on hand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Hand: Subject_4 has <text:s/>9s 5s 2h 9h K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2 has <text:s/>8s Qd Qh Jd 7s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5 has <text:s/>Td Ks Tc Qc 4h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layer Subject_3: State changed to 1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Sent message 'Forced_Bet Subject_3 10' to all players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2 10' to all players.</text:p>
          </table:table-cell>
          <table:table-cell table:number-columns-repeated="8"/>
          <table:table-cell office:value-type="string" calcext:value-type="string">
            <text:p>Starting Round: 5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ent message 'Player_Fold Subject_3 ' to all players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Subject_5 won 20 chips undisputed.</text:p>
          </table:table-cell>
        </table:table-row>
        <table:table-row table:style-name="ro1">
          <table:table-cell office:value-type="string" calcext:value-type="string">
            <text:p>Sent message 'Open? 11 10 5' to player #3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Unexpected message 'All-in' from client #4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Received expected message from client #3. Message is 'All-in'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2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: State changed to 1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Player_All-in Subject_4 15' to all player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2 ' to all players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Sent message 'Call/Raise? 15 20 10 70' to player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Fold' from player #4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expected message from client #4. Message is 'Fold'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Starting Round: 6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The player Subject_4 has 35 chips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Hand: Subject_3 has <text:s/>6c 8c Jc 8d 4d on hand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Hand: Subject_4 has <text:s/>9s 5s 2h 9h K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2 has <text:s/>8s Qd Qh Jd 7s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5 has <text:s/>Td Ks Tc Qc 4h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3: Status is 1, chips in pot is 1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4: Status is 2, chips in pot is 15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2: Status is 1, chips in pot is 10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Poker server: Player Subject_4 won 45 chips undispu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3: State changed to 0</text:p>
          </table:table-cell>
          <table:table-cell table:number-columns-repeated="8"/>
          <table:table-cell office:value-type="string" calcext:value-type="string">
            <text:p>Open: Open 60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2: State changed to 0</text:p>
          </table:table-cell>
          <table:table-cell table:number-columns-repeated="8"/>
          <table:table-cell office:value-type="string" calcext:value-type="string">
            <text:p><text:s/>Subject_5 Action: ('Open', 60)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5' to all players.</text:p>
          </table:table-cell>
          <table:table-cell table:number-columns-repeated="8"/>
          <table:table-cell office:value-type="string" calcext:value-type="string">
            <text:p>Starting Round: 7</text:p>
          </table:table-cell>
        </table:table-row>
        <table:table-row table:style-name="ro1">
          <table:table-cell office:value-type="string" calcext:value-type="string">
            <text:p>Poker server: Round 3 started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Sent message 'Round 3' to all players.</text:p>
          </table:table-cell>
          <table:table-cell table:number-columns-repeated="8"/>
          <table:table-cell office:value-type="string" calcext:value-type="string">
            <text:p>Player Subject_5 won 20 chips undisputed.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3 5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8"/>
          <table:table-cell office:value-type="string" calcext:value-type="string">
            <text:p>Open: Open 59</text:p>
          </table:table-cell>
        </table:table-row>
        <table:table-row table:style-name="ro1">
          <table:table-cell office:value-type="string" calcext:value-type="string">
            <text:p>Sent message 'Chips Subject_2 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<text:s/>Subject_4 Action: ('Open', 59)</text:p>
          </table:table-cell>
        </table:table-row>
        <table:table-row table:style-name="ro1">
          <table:table-cell office:value-type="string" calcext:value-type="string">
            <text:p>Sent message 'Chips Subject_5 7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3: 5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tanding: Subject_2: 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5: 70 chips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ards Kc Td 9c Qs 7c' to player #2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Cards 4s 2h Qh 4c 6s' to player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7d 2d 3h 6c 4h' to player #1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ards 6h Jc 7s Ks Ac' to player #4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3 has <text:s/>Kc Td 9c Qs 7c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Hand: Subject_4 has <text:s/>4s 2h Qh 4c 6s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2 has <text:s/>7d 2d 3h 6c 4h on hand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Hand: Subject_5 has <text:s/>6h Jc 7s Ks Ac on han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layer Subject_2: State changed to 2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3: State changed to 2</text:p>
          </table:table-cell>
          <table:table-cell table:number-columns-repeated="8"/>
          <table:table-cell office:value-type="string" calcext:value-type="string">
            <text:p>Starting Round: 8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Sent message 'Player_All-in Subject_2 5' to all players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Sent message 'Player_All-in Subject_3 5' to all players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Sent message 'Open? 11 10 35' to player #3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expected message from client #3. Message is 'Check'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Sent message 'Player_Check Subject_4 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Open? 11 10 60' to player #4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message 'Open 15' from player #4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expected message from client #4. Message is 'Open 15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Open Subject_5 15' to all players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Sent message 'Call/Raise? 15 20 10 35' to player #3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Fold' from player #4</text:p>
          </table:table-cell>
          <table:table-cell table:number-columns-repeated="8"/>
          <table:table-cell office:value-type="string" calcext:value-type="string">
            <text:p>Starting Round: 9</text:p>
          </table:table-cell>
        </table:table-row>
        <table:table-row table:style-name="ro1">
          <table:table-cell office:value-type="string" calcext:value-type="string">
            <text:p>Poker server: Unexpected message 'Fold' from client #4.</text:p>
          </table:table-cell>
          <table:table-cell table:number-columns-repeated="8"/>
          <table:table-cell office:value-type="string" calcext:value-type="string">
            <text:p>Player Subject_4 made a forced bet of 10 chips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Fold' from client #4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Poker server: Disconnecting player 'Subject_4'. Error during betting round: java.io.IOException: No response from player..</text:p>
          </table:table-cell>
          <table:table-cell table:number-columns-repeated="8"/>
          <table:table-cell office:value-type="string" calcext:value-type="string">
            <text:p>Player Subject_5 won 20 chips undisputed.</text:p>
          </table:table-cell>
        </table:table-row>
        <table:table-row table:style-name="ro1">
          <table:table-cell office:value-type="string" calcext:value-type="string">
            <text:p>Player Subject_4 disconnec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office:value-type="string" calcext:value-type="string">
            <text:p>Open: Open 57</text:p>
          </table:table-cell>
        </table:table-row>
        <table:table-row table:style-name="ro1">
          <table:table-cell office:value-type="string" calcext:value-type="string">
            <text:p>Maximum bet is 15, minimum raise is 5 (to 20)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<text:s/>Subject_4 Action: ('Open', 57)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Player_Draw Subject_4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Player_Draw Subject_2 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Draw?' to player #4.</text:p>
          </table:table-cell>
          <table:table-cell table:number-columns-repeated="8"/>
          <table:table-cell office:value-type="string" calcext:value-type="string">
            <text:p><text:s/>Subject_2 Action: All-in</text:p>
          </table:table-cell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Received expected message from client #4. Message is 'All-in'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isconnecting player 'Subject_5'. Error during draw: java.lang.IllegalArgumentException: Expected answer 'Throws', received answer 'All-in'.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layer Subject_5 disconnect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Draw Subject_5 0' to all players.</text:p>
          </table:table-cell>
          <table:table-cell table:number-columns-repeated="8"/>
          <table:table-cell office:value-type="string" calcext:value-type="string">
            <text:p>Starting Round: 10</text:p>
          </table:table-cell>
        </table:table-row>
        <table:table-row table:style-name="ro1">
          <table:table-cell office:value-type="string" calcext:value-type="string">
            <text:p>Sent message 'Player_Draw Subject_3 0' to all players.</text:p>
          </table:table-cell>
          <table:table-cell table:number-columns-repeated="8"/>
          <table:table-cell office:value-type="string" calcext:value-type="string">
            <text:p>Player Subject_5 made a forced bet of 10 chips.</text:p>
          </table:table-cell>
        </table:table-row>
        <table:table-row table:style-name="ro1">
          <table:table-cell office:value-type="string" calcext:value-type="string">
            <text:p>Hand: Subject_3 has <text:s/>Kc Td 9c Qs 7c on hand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Hand: Subject_4 has <text:s/>4s 2h Qh 4c 6s on hand.</text:p>
          </table:table-cell>
          <table:table-cell table:number-columns-repeated="8"/>
          <table:table-cell office:value-type="string" calcext:value-type="string">
            <text:p>Player Subject_4 won 20 chips undisputed.</text:p>
          </table:table-cell>
        </table:table-row>
        <table:table-row table:style-name="ro1">
          <table:table-cell office:value-type="string" calcext:value-type="string">
            <text:p>Hand: Subject_2 has <text:s/>7d 2d 3h 6c 4h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5 has <text:s/>6h Jc 7s Ks Ac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layer Subject_3: Status is 2, chips in pot is 5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2: Status is 2, chips in pot is 5.</text:p>
          </table:table-cell>
          <table:table-cell table:number-columns-repeated="8"/>
          <table:table-cell office:value-type="string" calcext:value-type="string">
            <text:p>Open: Open 60</text:p>
          </table:table-cell>
        </table:table-row>
        <table:table-row table:style-name="ro1">
          <table:table-cell office:value-type="string" calcext:value-type="string">
            <text:p>Player Subject_5: Status is 0, chips in pot is 15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Pot data: 4 player(s), 5 chips/player, 1 winner(s).</text:p>
          </table:table-cell>
          <table:table-cell table:number-columns-repeated="8"/>
          <table:table-cell office:value-type="string" calcext:value-type="string">
            <text:p><text:s/>Subject_5 Action: ('Open', 60)</text:p>
          </table:table-cell>
        </table:table-row>
        <table:table-row table:style-name="ro1">
          <table:table-cell office:value-type="string" calcext:value-type="string">
            <text:p>Poker server: Pot data: 2 player(s), 5 chips/player, 1 winner(s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Pot data: 1 player(s), 5 chips/player, 1 winner(s)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Player Subject_5 won 35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3: State changed to 0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2: State changed to 0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3: State changed to 3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layer Subject_2: State changed to 3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Hand Subject_3 Kc Td 9c Qs 7c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ent message 'Player_Hand Subject_2 7d 2d 3h 6c 4h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Hand Subject_5 6h Jc 7s Ks Ac' to all players.</text:p>
          </table:table-cell>
          <table:table-cell table:number-columns-repeated="8"/>
          <table:table-cell office:value-type="string" calcext:value-type="string">
            <text:p>Starting Round: 11</text:p>
          </table:table-cell>
        </table:table-row>
        <table:table-row table:style-name="ro1">
          <table:table-cell office:value-type="string" calcext:value-type="string">
            <text:p>Sent message 'Round_result Subject_5 35' to all players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Poker server: Round 4 started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The ante is: 20</text:p>
          </table:table-cell>
        </table:table-row>
        <table:table-row table:style-name="ro1">
          <table:table-cell office:value-type="string" calcext:value-type="string">
            <text:p>Sent message 'Round 4' to all players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Starting Round: 12</text:p>
          </table:table-cell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Cards 8h 5h 6c 2d 7c' to player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3s Tc 3c 6h Ts' to player #4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8h 5h 6c 2d 7c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5 has <text:s/>3s Tc 3c 6h Ts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Open: Open 104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<text:s/>Subject_4 Action: ('Open', 104)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<text:s/>Subject_5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4 has <text:s/>8h 5h 6c 2d 7c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5 has <text:s/>3s Tc 3c 6h Ts on hand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8"/>
          <table:table-cell office:value-type="string" calcext:value-type="string">
            <text:p>Starting Round: 13</text:p>
          </table:table-cell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Open: Open 102</text:p>
          </table:table-cell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8"/>
          <table:table-cell office:value-type="string" calcext:value-type="string">
            <text:p><text:s/>Subject_4 Action: ('Open', 102)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Starting Round: 14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The player Subject_4 has 25 chips</text:p>
          </table:table-cell>
        </table:table-row>
        <table:table-row table:style-name="ro1">
          <table:table-cell office:value-type="string" calcext:value-type="string">
            <text:p>Poker server: Round 5 started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ent message 'Round 5' to all players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Sent message 'Cards 9d Kd Td Kc 7s' to player #3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Sent message 'Cards 5c Qh Jd 3d 2h' to player #4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d Kd Td Kc 7s on hand.</text:p>
          </table:table-cell>
          <table:table-cell table:number-columns-repeated="8"/>
          <table:table-cell office:value-type="string" calcext:value-type="string">
            <text:p>Starting Round: 15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Hand: Subject_5 has <text:s/>5c Qh Jd 3d 2h on hand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Open: Open 109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<text:s/>Subject_4 Action: ('Open', 109)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9d Kd Td Kc 7s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5 has <text:s/>5c Qh Jd 3d 2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Starting Round: 16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The player Subject_4 has 25 chips</text:p>
          </table:table-cell>
        </table:table-row>
        <table:table-row table:style-name="ro1">
          <table:table-cell office:value-type="string" calcext:value-type="string">
            <text:p>Player Subject_5: Status is 0, chips in pot is 10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oker server: Player Subject_5 won 20 chips undispu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Round_Win_Undisputed Subject_5 2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Round 6 started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Request: Round_Win_Undisputed Agent phase: draw</text:p>
          </table:table-cell>
        </table:table-row>
        <table:table-row table:style-name="ro1">
          <table:table-cell office:value-type="string" calcext:value-type="string">
            <text:p>Sent message 'Round 6' to all players.</text:p>
          </table:table-cell>
          <table:table-cell table:number-columns-repeated="8"/>
          <table:table-cell office:value-type="string" calcext:value-type="string">
            <text:p>Request: Round_Win_Undisputed Agent phase: betting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Request: Round_Win_Undisputed Agent phase: info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<text:s/>Subject_5 Action: All-in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8"/>
          <table:table-cell office:value-type="string" calcext:value-type="string">
            <text:p>Open: Open 110</text:p>
          </table:table-cell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8"/>
          <table:table-cell office:value-type="string" calcext:value-type="string">
            <text:p><text:s/>Subject_4 Action: ('Open', 110)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8"/>
          <table:table-cell office:value-type="string" calcext:value-type="string">
            <text:p>Starting Round: 17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<text:s/>Subject_4 Action: Check</text:p>
          </table:table-cell>
        </table:table-row>
        <table:table-row table:style-name="ro1">
          <table:table-cell office:value-type="string" calcext:value-type="string">
            <text:p>Sent message 'Cards Js 2c 9c 7s 5d' to player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4h 6c Td 3s 5c' to player #4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Js 2c 9c 7s 5d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5 has <text:s/>4h 6c Td 3s 5c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Starting Round: 18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The player Subject_3 has 0 chips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The player Subject_5 has 100 chips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4 has <text:s/>Js 2c 9c 7s 5d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5 has <text:s/>4h 6c Td 3s 5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Received message 'Open 60' from player #4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Unexpected message 'Open 60' from client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60' from client #4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oker server: Round 7 started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7' to all players.</text:p>
          </table:table-cell>
          <table:table-cell table:number-columns-repeated="8"/>
          <table:table-cell office:value-type="string" calcext:value-type="string">
            <text:p>Starting Round: 19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8"/>
          <table:table-cell office:value-type="string" calcext:value-type="string">
            <text:p>Player Subject_5 won 40 chips undisputed.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Open: Open 104</text:p>
          </table:table-cell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<text:s/>Subject_4 Action: ('Open', 104)</text:p>
          </table:table-cell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Starting Round: 20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The player Subject_2 has 0 chips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Subject_5 made a forced bet of 20 chips.</text:p>
          </table:table-cell>
        </table:table-row>
        <table:table-row table:style-name="ro1">
          <table:table-cell office:value-type="string" calcext:value-type="string">
            <text:p>Sent message 'Cards 4s 7s 4c 8h 7h' to player #3.</text:p>
          </table:table-cell>
          <table:table-cell table:number-columns-repeated="8"/>
          <table:table-cell office:value-type="string" calcext:value-type="string">
            <text:p>Player Subject_4 made a forced bet of 20 chips.</text:p>
          </table:table-cell>
        </table:table-row>
        <table:table-row table:style-name="ro1">
          <table:table-cell office:value-type="string" calcext:value-type="string">
            <text:p>Sent message 'Cards 8d Qc Th 8c Ks' to player #4.</text:p>
          </table:table-cell>
          <table:table-cell table:number-columns-repeated="8"/>
          <table:table-cell office:value-type="string" calcext:value-type="string">
            <text:p>Player Subject_5 folded.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Player Subject_4 won 40 chips undisputed.</text:p>
          </table:table-cell>
        </table:table-row>
        <table:table-row table:style-name="ro1">
          <table:table-cell office:value-type="string" calcext:value-type="string">
            <text:p>Hand: Subject_4 has <text:s/>4s 7s 4c 8h 7h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5 has <text:s/>8d Qc Th 8c Ks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3 Action: All-in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4 has <text:s/>4s 7s 4c 8h 7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<text:s/>Subject_2 Action: All-in</text:p>
          </table:table-cell>
        </table:table-row>
        <table:table-row table:style-name="ro1">
          <table:table-cell office:value-type="string" calcext:value-type="string">
            <text:p>Hand: Subject_5 has <text:s/>8d Qc Th 8c Ks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layer Subject_5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20 chips undisputed.</text:p>
          </table:table-cell>
          <table:table-cell table:number-columns-repeated="8"/>
          <table:table-cell office:value-type="string" calcext:value-type="string">
            <text:p>Starting Round: 21</text:p>
          </table:table-cell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8"/>
          <table:table-cell office:value-type="string" calcext:value-type="string">
            <text:p>The ante is: 40</text:p>
          </table:table-cell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8"/>
          <table:table-cell office:value-type="string" calcext:value-type="string">
            <text:p>Player Subject_4 made a forced bet of 40 chips.</text:p>
          </table:table-cell>
        </table:table-row>
        <table:table-row table:style-name="ro1">
          <table:table-cell office:value-type="string" calcext:value-type="string">
            <text:p>Sent message 'Round_Win_Undisputed Subject_5 20' to all players.</text:p>
          </table:table-cell>
          <table:table-cell table:number-columns-repeated="8"/>
          <table:table-cell office:value-type="string" calcext:value-type="string">
            <text:p>Player Subject_5 made a forced bet of 40 chips.</text:p>
          </table:table-cell>
        </table:table-row>
        <table:table-row table:style-name="ro1">
          <table:table-cell office:value-type="string" calcext:value-type="string">
            <text:p>Poker server: Round 8 started.</text:p>
          </table:table-cell>
          <table:table-cell table:number-columns-repeated="8"/>
          <table:table-cell office:value-type="string" calcext:value-type="string">
            <text:p>Player Subject_4 folded.</text:p>
          </table:table-cell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8"/>
          <table:table-cell office:value-type="string" calcext:value-type="string">
            <text:p>Player Subject_5 won 80 chips undisputed.</text:p>
          </table:table-cell>
        </table:table-row>
        <table:table-row table:style-name="ro1">
          <table:table-cell office:value-type="string" calcext:value-type="string">
            <text:p>Sent message 'Round 8' to all player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8"/>
          <table:table-cell office:value-type="string" calcext:value-type="string">
            <text:p><text:s/>Subject_4 Action: All-in</text:p>
          </table:table-cell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8"/>
          <table:table-cell office:value-type="string" calcext:value-type="string">
            <text:p>Open: All-in</text:p>
          </table:table-cell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8"/>
          <table:table-cell office:value-type="string" calcext:value-type="string">
            <text:p><text:s/>Subject_1 Action: All-in</text:p>
          </table:table-cell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Sent message 'Cards Jd 3c 6d Jh Ah' to player #3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Sent message 'Cards 6h Kd 5d 2d 5c' to player #4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4 has <text:s/>Jd 3c 6d Jh Ah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5 has <text:s/>6h Kd 5d 2d 5c on hand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8"/>
          <table:table-cell office:value-type="string" calcext:value-type="string">
            <text:p>Request: Round Agent phase: draw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Request: Round Agent phase: betting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Request: Round Agent phase: info</text:p>
          </table:table-cell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8"/>
          <table:table-cell office:value-type="string" calcext:value-type="string">
            <text:p>Starting Round: 22</text:p>
          </table:table-cell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8"/>
          <table:table-cell office:value-type="string" calcext:value-type="string">
            <text:p>Player Subject_5 made a forced bet of 40 chips.</text:p>
          </table:table-cell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8"/>
          <table:table-cell office:value-type="string" calcext:value-type="string">
            <text:p><text:s/>Subject_5 Action: Check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8"/>
          <table:table-cell office:value-type="string" calcext:value-type="string">
            <text:p>Player Subject_5 exchanged 0 cards.</text:p>
          </table:table-cell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8"/>
          <table:table-cell office:value-type="string" calcext:value-type="string">
            <text:p>Player Subject_4 hand ['8d', '3h', '6h', 'Ac', 'Ks']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8"/>
          <table:table-cell office:value-type="string" calcext:value-type="string">
            <text:p>Player Subject_5 hand ['Th', 'Tc', 'Kh', '9s', '7d']</text:p>
          </table:table-cell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8"/>
          <table:table-cell office:value-type="string" calcext:value-type="string">
            <text:p>Player Subject_5 won 45 chips.</text:p>
          </table:table-cell>
        </table:table-row>
        <table:table-row table:style-name="ro1">
          <table:table-cell office:value-type="string" calcext:value-type="string">
            <text:p>Received message 'Open 59' from player #3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Unexpected message 'Open 59' from client #3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59' from client #3.</text:p>
          </table:table-cell>
          <table:table-cell table:number-columns-repeated="8"/>
          <table:table-cell office:value-type="string" calcext:value-type="string">
            <text:p><text:s/>Subject_3 Action: Check</text:p>
          </table:table-cell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8"/>
          <table:table-cell office:value-type="string" calcext:value-type="string">
            <text:p>Subject_1 lasted 1 rounds. Final chips: 0</text:p>
          </table:table-cell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8"/>
          <table:table-cell office:value-type="string" calcext:value-type="string">
            <text:p>Subject_3 lasted 3 rounds. Final chips: 0</text:p>
          </table:table-cell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Hand: Subject_4 has <text:s/>Jd 3c 6d Jh Ah on hand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8"/>
          <table:table-cell office:value-type="string" calcext:value-type="string">
            <text:p><text:s/>Subject_1 Action: Check</text:p>
          </table:table-cell>
        </table:table-row>
        <table:table-row table:style-name="ro1">
          <table:table-cell office:value-type="string" calcext:value-type="string">
            <text:p>Hand: Subject_5 has <text:s/>6h Kd 5d 2d 5c on hand.</text:p>
          </table:table-cell>
          <table:table-cell table:number-columns-repeated="8"/>
          <table:table-cell office:value-type="string" calcext:value-type="string">
            <text:p>Wong face!!</text:p>
          </table:table-cell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8"/>
          <table:table-cell office:value-type="string" calcext:value-type="string">
            <text:p>Player requested to choose an opening action.</text:p>
          </table:table-cell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8"/>
          <table:table-cell office:value-type="string" calcext:value-type="string">
            <text:p>Open: Check</text:p>
          </table:table-cell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8"/>
          <table:table-cell table:formula="of:==================alive======================" office:value-type="string" office:string-value="" calcext:value-type="error">
            <text:p>Err:510</text:p>
          </table:table-cell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8"/>
          <table:table-cell office:value-type="string" calcext:value-type="string">
            <text:p><text:s/>Subject_2 Action: Check</text:p>
          </table:table-cell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9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9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Ad Tc 3d 6d 4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7s 8h 7c A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d Tc 3d 6d 4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7s 8h 7c A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d Tc 3d 6d 4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7s 8h 7c A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2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57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57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57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0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3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9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3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9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4h 4c 9s 3c 8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6d 2h Js 9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h 4c 9s 3c 8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2h Js 9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1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10, minimum raise is 1 (to 1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h 4c 9s 3c 8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2h Js 9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1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2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1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1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60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60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60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8h 2s 4c As 2d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3d 3s 6c Tc Q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h 2s 4c As 2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3d 3s 6c Tc Q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Ante_Changed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h 2s 4c As 2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3d 3s 6c Tc Q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2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2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8s 9d Ac Qs 5h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Td 2d 2c 4h K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s 9d Ac Qs 5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d 2d 2c 4h K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s 9d Ac Qs 5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d 2d 2c 4h K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4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3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3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As Ad 8c 2c 8d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c 3c Jd 3d 6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s Ad 8c 2c 8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3c Jd 3d 6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As Ad 8c 2c 8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3c Jd 3d 6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4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4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2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2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2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9h 2h Qc Ks J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s 3s 4s Jd 6s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2h Qc Ks J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3s 4s Jd 6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2h Qc Ks J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3s 4s Jd 6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5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4c 3c Kc 5d 5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c Qh 9d Tc 8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c 3c Kc 5d 5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c Qh 9d Tc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4c 3c Kc 5d 5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c Qh 9d Tc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6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6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Ts 6s Jd Kc Jh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s Js 7c Ah Ks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Ts 6s Jd Kc J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Js 7c Ah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9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9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9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Ts 6s Jd Kc J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s Js 7c Ah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10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10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10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7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7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9h Js 5c Kc K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6d 8h 8s 7c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Js 5c K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8h 8s 7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h Js 5c K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6d 8h 8s 7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8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8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9s 9d 4s 6s 8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d Tc 2s 2h 6d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s 9d 4s 6s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Kd Tc 2s 2h 6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9s 9d 4s 6s 8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Kd Tc 2s 2h 6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19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19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d 6c 7h Tc Ac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5c 5h 9c 4d 8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7d 6c 7h Tc A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5c 5h 9c 4d 8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7d 6c 7h Tc Ac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5c 5h 9c 4d 8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Open 104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Open 104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20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0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0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h Kc 8d Ah 4h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7c Js 8h 3c 6h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h Kc 8d Ah 4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Js 8h 3c 6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20, minimum raise is 1 (to 2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5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h Kc 8d Ah 4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7c Js 8h 3c 6h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0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1, chips in pot is 2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4 won 4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21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21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8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Ks Qs 2c 2s A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6h 8h 8c 9h 4s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s Qs 2c 2s A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8h 8c 9h 4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Ante_Changed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40, minimum raise is 1 (to 4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mum bet is 40, minimum raise is 1 (to 41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4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Fold Subject_4 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Ks Qs 2c 2s A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6h 8h 8c 9h 4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1, chips in pot is 4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4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80 chips undispu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Win_Undisputed Subject_5 8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Round 22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ending current standing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 22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1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4 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hips Subject_5 12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3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4: 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2: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ing: Subject_5: 12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uffling deck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ealing card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8d 3h 6h Ac Ks' to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Cards Th Tc Kh 9s 7d' to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d 3h 6h A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h Tc Kh 9s 7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Forcing ante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Forced_Bet Subject_5 4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All-in Subject_4 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All-in' from player #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All-in' from client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Draw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1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Draw Subject_5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Draw Subject_4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3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4 has <text:s/>8d 3h 6h Ac Ks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2 has null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: Subject_5 has <text:s/>Th Tc Kh 9s 7d on han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start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Betting round ended due to not enough players that can make additional bet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started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us is 2, chips in pot is 5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5: Status is 0, chips in pot is 4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ot data: 2 player(s), 5 chips/player, 1 winner(s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ot data: 1 player(s), 35 chips/player, 1 winner(s)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Player Subject_5 won 4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Showdown ended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yer Subject_4: State changed to 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Hand Subject_4 8d 3h 6h Ac Ks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Player_Hand Subject_5 Th Tc Kh 9s 7d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ound_result Subject_5 4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1 1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3 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4 22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2 3 0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Result Subject_5 23 125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t message 'Game_Over' to all player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ceived message 'Check' from player #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Error in messageReceivedEvent: java.lang.IllegalArgumentException: Unexpected message 'Check' from client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4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3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2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1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nnected player #0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Thread finished.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Final result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: Subject_5, 23 rounds, 125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: Subject_4, 22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: Subject_2, 3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: Subject_3, 3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: Subject_1, 1 rounds, 0 chip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ker Server: The socket server has closed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er says Subject_1 died on round 1, but according log, he never disconnected, However, Subject_3 and Subject_2 disconnected on round 1 not round 3. So much does the server have wrong? 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8:17:36.523955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4:38:10.550766056</meta:creation-date>
    <dc:date>2019-12-14T22:14:12.758324458</dc:date>
    <meta:editing-duration>PT11H32M47S</meta:editing-duration>
    <meta:editing-cycles>4</meta:editing-cycles>
    <meta:generator>LibreOffice/6.2.8.2$Linux_X86_64 LibreOffice_project/20$Build-2</meta:generator>
    <meta:document-statistic meta:table-count="6" meta:cell-count="3849" meta:object-count="0"/>
  </office:meta>
</office:document-meta>
</file>